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nus" table:style-name="ta1">
        <table:shapes>
          <draw:frame draw:z-index="0" draw:style-name="gr1" draw:text-style-name="P1" svg:width="6.2988in" svg:height="3.5429in" svg:x="5.6291in" svg:y="0.2614in">
            <draw:object draw:notify-on-update-of-ranges="sinus.A2:sinus.A97 sinus.C1:sinus.C1 sinus.C2:sinus.C97 sinus.A2:sinus.A97 sinus.D1:sinus.D1 sinus.D2:sinus.D97 sinus.A2:sinus.A97 sinus.E1:sinus.E1 sinus.E2:sinus.E9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SIN CORDIC</text:p>
          </table:table-cell>
          <table:table-cell office:value-type="string" calcext:value-type="string">
            <text:p>SIN SE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 CORDIC</text:p>
          </table:table-cell>
        </table:table-row>
        <table:table-row table:style-name="ro1">
          <table:table-cell office:value-type="float" office:value="-3.1415927" calcext:value-type="float">
            <text:p>-3.1415927</text:p>
          </table:table-cell>
          <table:table-cell office:value-type="float" office:value="0.000018481653" calcext:value-type="float">
            <text:p>1.8481653E-005</text:p>
          </table:table-cell>
          <table:table-cell office:value-type="float" office:value="0.000060915947" calcext:value-type="float">
            <text:p>6.0915947E-005</text:p>
          </table:table-cell>
          <table:table-cell table:formula="of:=SIN([.A2])" office:value-type="float" office:value="0.0000000464102066662848" calcext:value-type="float">
            <text:p>4.64102066662848E-008</text:p>
          </table:table-cell>
          <table:table-cell table:formula="of:=[.B2]/0.60725294" office:value-type="float" office:value="0.0000304348514146346" calcext:value-type="float">
            <text:p>3.04348514146346E-005</text:p>
          </table:table-cell>
        </table:table-row>
        <table:table-row table:style-name="ro1">
          <table:table-cell office:value-type="float" office:value="-3.0761428" calcext:value-type="float">
            <text:p>-3.0761428</text:p>
          </table:table-cell>
          <table:table-cell office:value-type="float" office:value="-0.0397349" calcext:value-type="float">
            <text:p>-0.0397349</text:p>
          </table:table-cell>
          <table:table-cell office:value-type="float" office:value="-0.06546426" calcext:value-type="float">
            <text:p>-0.06546426</text:p>
          </table:table-cell>
          <table:table-cell table:formula="of:=SIN([.A3])" office:value-type="float" office:value="-0.0654031358559322" calcext:value-type="float">
            <text:p>-0.0654031359</text:p>
          </table:table-cell>
          <table:table-cell table:formula="of:=[.B3]/0.60725294" office:value-type="float" office:value="-0.0654338536426024" calcext:value-type="float">
            <text:p>-0.0654338536</text:p>
          </table:table-cell>
        </table:table-row>
        <table:table-row table:style-name="ro1">
          <table:table-cell office:value-type="float" office:value="-3.0106928" calcext:value-type="float">
            <text:p>-3.0106928</text:p>
          </table:table-cell>
          <table:table-cell office:value-type="float" office:value="-0.07928087" calcext:value-type="float">
            <text:p>-0.07928087</text:p>
          </table:table-cell>
          <table:table-cell office:value-type="float" office:value="-0.1305868" calcext:value-type="float">
            <text:p>-0.1305868</text:p>
          </table:table-cell>
          <table:table-cell table:formula="of:=SIN([.A4])" office:value-type="float" office:value="-0.130526350544096" calcext:value-type="float">
            <text:p>-0.1305263505</text:p>
          </table:table-cell>
          <table:table-cell table:formula="of:=[.B4]/0.60725294" office:value-type="float" office:value="-0.130556584872195" calcext:value-type="float">
            <text:p>-0.1305565849</text:p>
          </table:table-cell>
        </table:table-row>
        <table:table-row table:style-name="ro1">
          <table:table-cell office:value-type="float" office:value="-2.945243" calcext:value-type="float">
            <text:p>-2.945243</text:p>
          </table:table-cell>
          <table:table-cell office:value-type="float" office:value="-0.118487634" calcext:value-type="float">
            <text:p>-0.118487634</text:p>
          </table:table-cell>
          <table:table-cell office:value-type="float" office:value="-0.19515061" calcext:value-type="float">
            <text:p>-0.19515061</text:p>
          </table:table-cell>
          <table:table-cell table:formula="of:=SIN([.A5])" office:value-type="float" office:value="-0.195090432590282" calcext:value-type="float">
            <text:p>-0.1950904326</text:p>
          </table:table-cell>
          <table:table-cell table:formula="of:=[.B5]/0.60725294" office:value-type="float" office:value="-0.195120725146263" calcext:value-type="float">
            <text:p>-0.1951207251</text:p>
          </table:table-cell>
        </table:table-row>
        <table:table-row table:style-name="ro1">
          <table:table-cell office:value-type="float" office:value="-2.879793" calcext:value-type="float">
            <text:p>-2.879793</text:p>
          </table:table-cell>
          <table:table-cell office:value-type="float" office:value="-0.15718673" calcext:value-type="float">
            <text:p>-0.15718673</text:p>
          </table:table-cell>
          <table:table-cell office:value-type="float" office:value="-0.25887826" calcext:value-type="float">
            <text:p>-0.25887826</text:p>
          </table:table-cell>
          <table:table-cell table:formula="of:=SIN([.A6])" office:value-type="float" office:value="-0.258819301836559" calcext:value-type="float">
            <text:p>-0.2588193018</text:p>
          </table:table-cell>
          <table:table-cell table:formula="of:=[.B6]/0.60725294" office:value-type="float" office:value="-0.258848857940482" calcext:value-type="float">
            <text:p>-0.2588488579</text:p>
          </table:table-cell>
        </table:table-row>
        <table:table-row table:style-name="ro1">
          <table:table-cell office:value-type="float" office:value="-2.814343" calcext:value-type="float">
            <text:p>-2.814343</text:p>
          </table:table-cell>
          <table:table-cell office:value-type="float" office:value="-0.19521306" calcext:value-type="float">
            <text:p>-0.19521306</text:p>
          </table:table-cell>
          <table:table-cell office:value-type="float" office:value="-0.32149786" calcext:value-type="float">
            <text:p>-0.32149786</text:p>
          </table:table-cell>
          <table:table-cell table:formula="of:=SIN([.A7])" office:value-type="float" office:value="-0.32143986191616" calcext:value-type="float">
            <text:p>-0.3214398619</text:p>
          </table:table-cell>
          <table:table-cell table:formula="of:=[.B7]/0.60725294" office:value-type="float" office:value="-0.321469106431992" calcext:value-type="float">
            <text:p>-0.3214691064</text:p>
          </table:table-cell>
        </table:table-row>
        <table:table-row table:style-name="ro1">
          <table:table-cell office:value-type="float" office:value="-2.748893" calcext:value-type="float">
            <text:p>-2.748893</text:p>
          </table:table-cell>
          <table:table-cell office:value-type="float" office:value="-0.23240313" calcext:value-type="float">
            <text:p>-0.23240313</text:p>
          </table:table-cell>
          <table:table-cell office:value-type="float" office:value="-0.3827403" calcext:value-type="float">
            <text:p>-0.3827403</text:p>
          </table:table-cell>
          <table:table-cell table:formula="of:=SIN([.A8])" office:value-type="float" office:value="-0.382683960723481" calcext:value-type="float">
            <text:p>-0.3826839607</text:p>
          </table:table-cell>
          <table:table-cell table:formula="of:=[.B8]/0.60725294" office:value-type="float" office:value="-0.382712235201364" calcext:value-type="float">
            <text:p>-0.3827122352</text:p>
          </table:table-cell>
        </table:table-row>
        <table:table-row table:style-name="ro1">
          <table:table-cell office:value-type="float" office:value="-2.683443" calcext:value-type="float">
            <text:p>-2.683443</text:p>
          </table:table-cell>
          <table:table-cell office:value-type="float" office:value="-0.26859823" calcext:value-type="float">
            <text:p>-0.26859823</text:p>
          </table:table-cell>
          <table:table-cell office:value-type="float" office:value="-0.44234422" calcext:value-type="float">
            <text:p>-0.44234422</text:p>
          </table:table-cell>
          <table:table-cell table:formula="of:=SIN([.A9])" office:value-type="float" office:value="-0.44228934039896" calcext:value-type="float">
            <text:p>-0.4422893404</text:p>
          </table:table-cell>
          <table:table-cell table:formula="of:=[.B9]/0.60725294" office:value-type="float" office:value="-0.442316886930181" calcext:value-type="float">
            <text:p>-0.4423168869</text:p>
          </table:table-cell>
        </table:table-row>
        <table:table-row table:style-name="ro1">
          <table:table-cell office:value-type="float" office:value="-2.617993" calcext:value-type="float">
            <text:p>-2.617993</text:p>
          </table:table-cell>
          <table:table-cell office:value-type="float" office:value="-0.30364296" calcext:value-type="float">
            <text:p>-0.30364296</text:p>
          </table:table-cell>
          <table:table-cell office:value-type="float" office:value="-0.50005347" calcext:value-type="float">
            <text:p>-0.50005347</text:p>
          </table:table-cell>
          <table:table-cell table:formula="of:=SIN([.A10])" office:value-type="float" office:value="-0.500000760362746" calcext:value-type="float">
            <text:p>-0.5000007604</text:p>
          </table:table-cell>
          <table:table-cell table:formula="of:=[.B10]/0.60725294" office:value-type="float" office:value="-0.500027155076433" calcext:value-type="float">
            <text:p>-0.5000271551</text:p>
          </table:table-cell>
        </table:table-row>
        <table:table-row table:style-name="ro1">
          <table:table-cell office:value-type="float" office:value="-2.5525432" calcext:value-type="float">
            <text:p>-2.5525432</text:p>
          </table:table-cell>
          <table:table-cell office:value-type="float" office:value="-0.33738756" calcext:value-type="float">
            <text:p>-0.33738756</text:p>
          </table:table-cell>
          <table:table-cell office:value-type="float" office:value="-0.55562174" calcext:value-type="float">
            <text:p>-0.55562174</text:p>
          </table:table-cell>
          <table:table-cell table:formula="of:=SIN([.A11])" office:value-type="float" office:value="-0.555570924005336" calcext:value-type="float">
            <text:p>-0.555570924</text:p>
          </table:table-cell>
          <table:table-cell table:formula="of:=[.B11]/0.60725294" office:value-type="float" office:value="-0.555596420825892" calcext:value-type="float">
            <text:p>-0.5555964208</text:p>
          </table:table-cell>
        </table:table-row>
        <table:table-row table:style-name="ro1">
          <table:table-cell office:value-type="float" office:value="-2.4870932" calcext:value-type="float">
            <text:p>-2.4870932</text:p>
          </table:table-cell>
          <table:table-cell office:value-type="float" office:value="-0.36968738" calcext:value-type="float">
            <text:p>-0.36968738</text:p>
          </table:table-cell>
          <table:table-cell office:value-type="float" office:value="-0.6088107" calcext:value-type="float">
            <text:p>-0.6088107</text:p>
          </table:table-cell>
          <table:table-cell table:formula="of:=SIN([.A12])" office:value-type="float" office:value="-0.608762209741038" calcext:value-type="float">
            <text:p>-0.6087622097</text:p>
          </table:table-cell>
          <table:table-cell table:formula="of:=[.B12]/0.60725294" office:value-type="float" office:value="-0.608786480309177" calcext:value-type="float">
            <text:p>-0.6087864803</text:p>
          </table:table-cell>
        </table:table-row>
        <table:table-row table:style-name="ro1">
          <table:table-cell office:value-type="float" office:value="-2.4216433" calcext:value-type="float">
            <text:p>-2.4216433</text:p>
          </table:table-cell>
          <table:table-cell office:value-type="float" office:value="-0.40040416" calcext:value-type="float">
            <text:p>-0.40040416</text:p>
          </table:table-cell>
          <table:table-cell office:value-type="float" office:value="-0.65939254" calcext:value-type="float">
            <text:p>-0.65939254</text:p>
          </table:table-cell>
          <table:table-cell table:formula="of:=SIN([.A13])" office:value-type="float" office:value="-0.659346594864455" calcext:value-type="float">
            <text:p>-0.6593465949</text:p>
          </table:table-cell>
          <table:table-cell table:formula="of:=[.B13]/0.60725294" office:value-type="float" office:value="-0.659369652454873" calcext:value-type="float">
            <text:p>-0.6593696525</text:p>
          </table:table-cell>
        </table:table-row>
        <table:table-row table:style-name="ro1">
          <table:table-cell office:value-type="float" office:value="-2.3561933" calcext:value-type="float">
            <text:p>-2.3561933</text:p>
          </table:table-cell>
          <table:table-cell office:value-type="float" office:value="-0.4294063" calcext:value-type="float">
            <text:p>-0.4294063</text:p>
          </table:table-cell>
          <table:table-cell office:value-type="float" office:value="-0.70712924" calcext:value-type="float">
            <text:p>-0.70712924</text:p>
          </table:table-cell>
          <table:table-cell table:formula="of:=SIN([.A14])" office:value-type="float" office:value="-0.707107622779125" calcext:value-type="float">
            <text:p>-0.7071076228</text:p>
          </table:table-cell>
          <table:table-cell table:formula="of:=[.B14]/0.60725294" office:value-type="float" office:value="-0.707129223614792" calcext:value-type="float">
            <text:p>-0.7071292236</text:p>
          </table:table-cell>
        </table:table-row>
        <table:table-row table:style-name="ro1">
          <table:table-cell office:value-type="float" office:value="-2.2907434" calcext:value-type="float">
            <text:p>-2.2907434</text:p>
          </table:table-cell>
          <table:table-cell office:value-type="float" office:value="-0.4565696" calcext:value-type="float">
            <text:p>-0.4565696</text:p>
          </table:table-cell>
          <table:table-cell office:value-type="float" office:value="-0.7518608" calcext:value-type="float">
            <text:p>-0.7518608</text:p>
          </table:table-cell>
          <table:table-cell table:formula="of:=SIN([.A15])" office:value-type="float" office:value="-0.751840627205174" calcext:value-type="float">
            <text:p>-0.7518406272</text:p>
          </table:table-cell>
          <table:table-cell table:formula="of:=[.B15]/0.60725294" office:value-type="float" office:value="-0.751860666166557" calcext:value-type="float">
            <text:p>-0.7518606662</text:p>
          </table:table-cell>
        </table:table-row>
        <table:table-row table:style-name="ro1">
          <table:table-cell office:value-type="float" office:value="-2.2252934" calcext:value-type="float">
            <text:p>-2.2252934</text:p>
          </table:table-cell>
          <table:table-cell office:value-type="float" office:value="-0.48177803" calcext:value-type="float">
            <text:p>-0.48177803</text:p>
          </table:table-cell>
          <table:table-cell office:value-type="float" office:value="-0.7933728" calcext:value-type="float">
            <text:p>-0.7933728</text:p>
          </table:table-cell>
          <table:table-cell table:formula="of:=SIN([.A16])" office:value-type="float" office:value="-0.793354190299644" calcext:value-type="float">
            <text:p>-0.7933541903</text:p>
          </table:table-cell>
          <table:table-cell table:formula="of:=[.B16]/0.60725294" office:value-type="float" office:value="-0.793372906518987" calcext:value-type="float">
            <text:p>-0.7933729065</text:p>
          </table:table-cell>
        </table:table-row>
        <table:table-row table:style-name="ro1">
          <table:table-cell office:value-type="float" office:value="-2.1598434" calcext:value-type="float">
            <text:p>-2.1598434</text:p>
          </table:table-cell>
          <table:table-cell office:value-type="float" office:value="-0.50492316" calcext:value-type="float">
            <text:p>-0.50492316</text:p>
          </table:table-cell>
          <table:table-cell office:value-type="float" office:value="-0.8314874" calcext:value-type="float">
            <text:p>-0.8314874</text:p>
          </table:table-cell>
          <table:table-cell table:formula="of:=SIN([.A17])" office:value-type="float" office:value="-0.831470473070389" calcext:value-type="float">
            <text:p>-0.8314704731</text:p>
          </table:table-cell>
          <table:table-cell table:formula="of:=[.B17]/0.60725294" office:value-type="float" office:value="-0.831487386458763" calcext:value-type="float">
            <text:p>-0.8314873865</text:p>
          </table:table-cell>
        </table:table-row>
        <table:table-row table:style-name="ro1">
          <table:table-cell office:value-type="float" office:value="-2.0943935" calcext:value-type="float">
            <text:p>-2.0943935</text:p>
          </table:table-cell>
          <table:table-cell office:value-type="float" office:value="-0.5259063" calcext:value-type="float">
            <text:p>-0.5259063</text:p>
          </table:table-cell>
          <table:table-cell office:value-type="float" office:value="-0.8660415" calcext:value-type="float">
            <text:p>-0.8660415</text:p>
          </table:table-cell>
          <table:table-cell table:formula="of:=SIN([.A18])" office:value-type="float" office:value="-0.866026204979925" calcext:value-type="float">
            <text:p>-0.866026205</text:p>
          </table:table-cell>
          <table:table-cell table:formula="of:=[.B18]/0.60725294" office:value-type="float" office:value="-0.866041587217346" calcext:value-type="float">
            <text:p>-0.8660415872</text:p>
          </table:table-cell>
        </table:table-row>
        <table:table-row table:style-name="ro1">
          <table:table-cell office:value-type="float" office:value="-2.0289435" calcext:value-type="float">
            <text:p>-2.0289435</text:p>
          </table:table-cell>
          <table:table-cell office:value-type="float" office:value="-0.54463726" calcext:value-type="float">
            <text:p>-0.54463726</text:p>
          </table:table-cell>
          <table:table-cell office:value-type="float" office:value="-0.89688706" calcext:value-type="float">
            <text:p>-0.89688706</text:p>
          </table:table-cell>
          <table:table-cell table:formula="of:=SIN([.A19])" office:value-type="float" office:value="-0.896873517944072" calcext:value-type="float">
            <text:p>-0.8968735179</text:p>
          </table:table-cell>
          <table:table-cell table:formula="of:=[.B19]/0.60725294" office:value-type="float" office:value="-0.896886987488278" calcext:value-type="float">
            <text:p>-0.8968869875</text:p>
          </table:table-cell>
        </table:table-row>
        <table:table-row table:style-name="ro1">
          <table:table-cell office:value-type="float" office:value="-1.9634937" calcext:value-type="float">
            <text:p>-1.9634937</text:p>
          </table:table-cell>
          <table:table-cell office:value-type="float" office:value="-0.56103617" calcext:value-type="float">
            <text:p>-0.56103617</text:p>
          </table:table-cell>
          <table:table-cell office:value-type="float" office:value="-0.9238919" calcext:value-type="float">
            <text:p>-0.9238919</text:p>
          </table:table-cell>
          <table:table-cell table:formula="of:=SIN([.A20])" office:value-type="float" office:value="-0.923880186322141" calcext:value-type="float">
            <text:p>-0.9238801863</text:p>
          </table:table-cell>
          <table:table-cell table:formula="of:=[.B20]/0.60725294" office:value-type="float" office:value="-0.923892060530823" calcext:value-type="float">
            <text:p>-0.9238920605</text:p>
          </table:table-cell>
        </table:table-row>
        <table:table-row table:style-name="ro1">
          <table:table-cell office:value-type="float" office:value="-1.8980439" calcext:value-type="float">
            <text:p>-1.8980439</text:p>
          </table:table-cell>
          <table:table-cell office:value-type="float" office:value="-0.5750325" calcext:value-type="float">
            <text:p>-0.5750325</text:p>
          </table:table-cell>
          <table:table-cell office:value-type="float" office:value="-0.9469405" calcext:value-type="float">
            <text:p>-0.9469405</text:p>
          </table:table-cell>
          <table:table-cell table:formula="of:=SIN([.A21])" office:value-type="float" office:value="-0.94693066357956" calcext:value-type="float">
            <text:p>-0.9469306636</text:p>
          </table:table-cell>
          <table:table-cell table:formula="of:=[.B21]/0.60725294" office:value-type="float" office:value="-0.94694066034493" calcext:value-type="float">
            <text:p>-0.9469406603</text:p>
          </table:table-cell>
        </table:table-row>
        <table:table-row table:style-name="ro1">
          <table:table-cell office:value-type="float" office:value="-1.832594" calcext:value-type="float">
            <text:p>-1.832594</text:p>
          </table:table-cell>
          <table:table-cell office:value-type="float" office:value="-0.5865664" calcext:value-type="float">
            <text:p>-0.5865664</text:p>
          </table:table-cell>
          <table:table-cell office:value-type="float" office:value="-0.96593416" calcext:value-type="float">
            <text:p>-0.96593416</text:p>
          </table:table-cell>
          <table:table-cell table:formula="of:=SIN([.A22])" office:value-type="float" office:value="-0.965926270057242" calcext:value-type="float">
            <text:p>-0.9659262701</text:p>
          </table:table-cell>
          <table:table-cell table:formula="of:=[.B22]/0.60725294" office:value-type="float" office:value="-0.965934228329961" calcext:value-type="float">
            <text:p>-0.9659342283</text:p>
          </table:table-cell>
        </table:table-row>
        <table:table-row table:style-name="ro1">
          <table:table-cell office:value-type="float" office:value="-1.7671442" calcext:value-type="float">
            <text:p>-1.7671442</text:p>
          </table:table-cell>
          <table:table-cell office:value-type="float" office:value="-0.59558856" calcext:value-type="float">
            <text:p>-0.59558856</text:p>
          </table:table-cell>
          <table:table-cell office:value-type="float" office:value="-0.98079157" calcext:value-type="float">
            <text:p>-0.98079157</text:p>
          </table:table-cell>
          <table:table-cell table:formula="of:=SIN([.A23])" office:value-type="float" office:value="-0.980785605743122" calcext:value-type="float">
            <text:p>-0.9807856057</text:p>
          </table:table-cell>
          <table:table-cell table:formula="of:=[.B23]/0.60725294" office:value-type="float" office:value="-0.980791562738255" calcext:value-type="float">
            <text:p>-0.9807915627</text:p>
          </table:table-cell>
        </table:table-row>
        <table:table-row table:style-name="ro1">
          <table:table-cell office:value-type="float" office:value="-1.7016944" calcext:value-type="float">
            <text:p>-1.7016944</text:p>
          </table:table-cell>
          <table:table-cell office:value-type="float" office:value="-0.6020604" calcext:value-type="float">
            <text:p>-0.6020604</text:p>
          </table:table-cell>
          <table:table-cell office:value-type="float" office:value="-0.99144906" calcext:value-type="float">
            <text:p>-0.99144906</text:p>
          </table:table-cell>
          <table:table-cell table:formula="of:=SIN([.A24])" office:value-type="float" office:value="-0.991445072915586" calcext:value-type="float">
            <text:p>-0.9914450729</text:p>
          </table:table-cell>
          <table:table-cell table:formula="of:=[.B24]/0.60725294" office:value-type="float" office:value="-0.991449131559577" calcext:value-type="float">
            <text:p>-0.9914491316</text:p>
          </table:table-cell>
        </table:table-row>
        <table:table-row table:style-name="ro1">
          <table:table-cell office:value-type="float" office:value="-1.6362445" calcext:value-type="float">
            <text:p>-1.6362445</text:p>
          </table:table-cell>
          <table:table-cell office:value-type="float" office:value="-0.6059541" calcext:value-type="float">
            <text:p>-0.6059541</text:p>
          </table:table-cell>
          <table:table-cell office:value-type="float" office:value="-0.997861" calcext:value-type="float">
            <text:p>-0.997861</text:p>
          </table:table-cell>
          <table:table-cell table:formula="of:=SIN([.A25])" office:value-type="float" office:value="-0.997859032705346" calcext:value-type="float">
            <text:p>-0.9978590327</text:p>
          </table:table-cell>
          <table:table-cell table:formula="of:=[.B25]/0.60725294" office:value-type="float" office:value="-0.997861121923922" calcext:value-type="float">
            <text:p>-0.9978611219</text:p>
          </table:table-cell>
        </table:table-row>
        <table:table-row table:style-name="ro1">
          <table:table-cell office:value-type="float" office:value="-1.5707947" calcext:value-type="float">
            <text:p>-1.5707947</text:p>
          </table:table-cell>
          <table:table-cell office:value-type="float" office:value="-0.6072529" calcext:value-type="float">
            <text:p>-0.6072529</text:p>
          </table:table-cell>
          <table:table-cell office:value-type="float" office:value="-1" calcext:value-type="float">
            <text:p>-1</text:p>
          </table:table-cell>
          <table:table-cell table:formula="of:=SIN([.A26])" office:value-type="float" office:value="-0.999999999998677" calcext:value-type="float">
            <text:p>-1</text:p>
          </table:table-cell>
          <table:table-cell table:formula="of:=[.B26]/0.60725294" office:value-type="float" office:value="-0.99999993412959" calcext:value-type="float">
            <text:p>-0.9999999341</text:p>
          </table:table-cell>
        </table:table-row>
        <table:table-row table:style-name="ro1">
          <table:table-cell office:value-type="float" office:value="-1.5053449" calcext:value-type="float">
            <text:p>-1.5053449</text:p>
          </table:table-cell>
          <table:table-cell office:value-type="float" office:value="-0.60595274" calcext:value-type="float">
            <text:p>-0.60595274</text:p>
          </table:table-cell>
          <table:table-cell office:value-type="float" office:value="-0.9978587" calcext:value-type="float">
            <text:p>-0.9978587</text:p>
          </table:table-cell>
          <table:table-cell table:formula="of:=SIN([.A27])" office:value-type="float" office:value="-0.997858819910544" calcext:value-type="float">
            <text:p>-0.9978588199</text:p>
          </table:table-cell>
          <table:table-cell table:formula="of:=[.B27]/0.60725294" office:value-type="float" office:value="-0.997858882329989" calcext:value-type="float">
            <text:p>-0.9978588823</text:p>
          </table:table-cell>
        </table:table-row>
        <table:table-row table:style-name="ro1">
          <table:table-cell office:value-type="float" office:value="-1.439895" calcext:value-type="float">
            <text:p>-1.439895</text:p>
          </table:table-cell>
          <table:table-cell office:value-type="float" office:value="-0.60205775" calcext:value-type="float">
            <text:p>-0.60205775</text:p>
          </table:table-cell>
          <table:table-cell office:value-type="float" office:value="-0.9914447" calcext:value-type="float">
            <text:p>-0.9914447</text:p>
          </table:table-cell>
          <table:table-cell table:formula="of:=SIN([.A28])" office:value-type="float" office:value="-0.99144464823688" calcext:value-type="float">
            <text:p>-0.9914446482</text:p>
          </table:table-cell>
          <table:table-cell table:formula="of:=[.B28]/0.60725294" office:value-type="float" office:value="-0.991444767644929" calcext:value-type="float">
            <text:p>-0.9914447676</text:p>
          </table:table-cell>
        </table:table-row>
        <table:table-row table:style-name="ro1">
          <table:table-cell office:value-type="float" office:value="-1.3744452" calcext:value-type="float">
            <text:p>-1.3744452</text:p>
          </table:table-cell>
          <table:table-cell office:value-type="float" office:value="-0.59558463" calcext:value-type="float">
            <text:p>-0.59558463</text:p>
          </table:table-cell>
          <table:table-cell office:value-type="float" office:value="-0.9807849" calcext:value-type="float">
            <text:p>-0.9807849</text:p>
          </table:table-cell>
          <table:table-cell table:formula="of:=SIN([.A29])" office:value-type="float" office:value="-0.980784970999372" calcext:value-type="float">
            <text:p>-0.980784971</text:p>
          </table:table-cell>
          <table:table-cell table:formula="of:=[.B29]/0.60725294" office:value-type="float" office:value="-0.980785090970494" calcext:value-type="float">
            <text:p>-0.980785091</text:p>
          </table:table-cell>
        </table:table-row>
        <table:table-row table:style-name="ro1">
          <table:table-cell office:value-type="float" office:value="-1.3089954" calcext:value-type="float">
            <text:p>-1.3089954</text:p>
          </table:table-cell>
          <table:table-cell office:value-type="float" office:value="-0.58656114" calcext:value-type="float">
            <text:p>-0.58656114</text:p>
          </table:table-cell>
          <table:table-cell office:value-type="float" office:value="-0.96592546" calcext:value-type="float">
            <text:p>-0.96592546</text:p>
          </table:table-cell>
          <table:table-cell table:formula="of:=SIN([.A30])" office:value-type="float" office:value="-0.965925427966515" calcext:value-type="float">
            <text:p>-0.965925428</text:p>
          </table:table-cell>
          <table:table-cell table:formula="of:=[.B30]/0.60725294" office:value-type="float" office:value="-0.965925566371074" calcext:value-type="float">
            <text:p>-0.9659255664</text:p>
          </table:table-cell>
        </table:table-row>
        <table:table-row table:style-name="ro1">
          <table:table-cell office:value-type="float" office:value="-1.2435455" calcext:value-type="float">
            <text:p>-1.2435455</text:p>
          </table:table-cell>
          <table:table-cell office:value-type="float" office:value="-0.57502586" calcext:value-type="float">
            <text:p>-0.57502586</text:p>
          </table:table-cell>
          <table:table-cell office:value-type="float" office:value="-0.9469296" calcext:value-type="float">
            <text:p>-0.9469296</text:p>
          </table:table-cell>
          <table:table-cell table:formula="of:=SIN([.A31])" office:value-type="float" office:value="-0.946929617747503" calcext:value-type="float">
            <text:p>-0.9469296177</text:p>
          </table:table-cell>
          <table:table-cell table:formula="of:=[.B31]/0.60725294" office:value-type="float" office:value="-0.946929725856906" calcext:value-type="float">
            <text:p>-0.9469297259</text:p>
          </table:table-cell>
        </table:table-row>
        <table:table-row table:style-name="ro1">
          <table:table-cell office:value-type="float" office:value="-1.1780957" calcext:value-type="float">
            <text:p>-1.1780957</text:p>
          </table:table-cell>
          <table:table-cell office:value-type="float" office:value="-0.56102824" calcext:value-type="float">
            <text:p>-0.56102824</text:p>
          </table:table-cell>
          <table:table-cell office:value-type="float" office:value="-0.92387885" calcext:value-type="float">
            <text:p>-0.92387885</text:p>
          </table:table-cell>
          <table:table-cell table:formula="of:=SIN([.A32])" office:value-type="float" office:value="-0.923878941227477" calcext:value-type="float">
            <text:p>-0.9238789412</text:p>
          </table:table-cell>
          <table:table-cell table:formula="of:=[.B32]/0.60725294" office:value-type="float" office:value="-0.923879001722083" calcext:value-type="float">
            <text:p>-0.9238790017</text:p>
          </table:table-cell>
        </table:table-row>
        <table:table-row table:style-name="ro1">
          <table:table-cell office:value-type="float" office:value="-1.1126459" calcext:value-type="float">
            <text:p>-1.1126459</text:p>
          </table:table-cell>
          <table:table-cell office:value-type="float" office:value="-0.54462826" calcext:value-type="float">
            <text:p>-0.54462826</text:p>
          </table:table-cell>
          <table:table-cell office:value-type="float" office:value="-0.8968721" calcext:value-type="float">
            <text:p>-0.8968721</text:p>
          </table:table-cell>
          <table:table-cell table:formula="of:=SIN([.A33])" office:value-type="float" office:value="-0.896872078918479" calcext:value-type="float">
            <text:p>-0.8968720789</text:p>
          </table:table-cell>
          <table:table-cell table:formula="of:=[.B33]/0.60725294" office:value-type="float" office:value="-0.896872166646077" calcext:value-type="float">
            <text:p>-0.8968721666</text:p>
          </table:table-cell>
        </table:table-row>
        <table:table-row table:style-name="ro1">
          <table:table-cell office:value-type="float" office:value="-1.047196" calcext:value-type="float">
            <text:p>-1.047196</text:p>
          </table:table-cell>
          <table:table-cell office:value-type="float" office:value="-0.525896" calcext:value-type="float">
            <text:p>-0.525896</text:p>
          </table:table-cell>
          <table:table-cell office:value-type="float" office:value="-0.8660246" calcext:value-type="float">
            <text:p>-0.8660246</text:p>
          </table:table-cell>
          <table:table-cell table:formula="of:=SIN([.A34])" office:value-type="float" office:value="-0.866024628185098" calcext:value-type="float">
            <text:p>-0.8660246282</text:p>
          </table:table-cell>
          <table:table-cell table:formula="of:=[.B34]/0.60725294" office:value-type="float" office:value="-0.866024625586827" calcext:value-type="float">
            <text:p>-0.8660246256</text:p>
          </table:table-cell>
        </table:table-row>
        <table:table-row table:style-name="ro1">
          <table:table-cell office:value-type="float" office:value="-0.9817462" calcext:value-type="float">
            <text:p>-0.9817462</text:p>
          </table:table-cell>
          <table:table-cell office:value-type="float" office:value="-0.50491184" calcext:value-type="float">
            <text:p>-0.50491184</text:p>
          </table:table-cell>
          <table:table-cell office:value-type="float" office:value="-0.83146876" calcext:value-type="float">
            <text:p>-0.83146876</text:p>
          </table:table-cell>
          <table:table-cell table:formula="of:=SIN([.A35])" office:value-type="float" office:value="-0.831468776586853" calcext:value-type="float">
            <text:p>-0.8314687766</text:p>
          </table:table-cell>
          <table:table-cell table:formula="of:=[.B35]/0.60725294" office:value-type="float" office:value="-0.831468745132794" calcext:value-type="float">
            <text:p>-0.8314687451</text:p>
          </table:table-cell>
        </table:table-row>
        <table:table-row table:style-name="ro1">
          <table:table-cell office:value-type="float" office:value="-0.91629636" calcext:value-type="float">
            <text:p>-0.91629636</text:p>
          </table:table-cell>
          <table:table-cell office:value-type="float" office:value="-0.4817656" calcext:value-type="float">
            <text:p>-0.4817656</text:p>
          </table:table-cell>
          <table:table-cell office:value-type="float" office:value="-0.7933524" calcext:value-type="float">
            <text:p>-0.7933524</text:p>
          </table:table-cell>
          <table:table-cell table:formula="of:=SIN([.A36])" office:value-type="float" office:value="-0.793352428793671" calcext:value-type="float">
            <text:p>-0.7933524288</text:p>
          </table:table-cell>
          <table:table-cell table:formula="of:=[.B36]/0.60725294" office:value-type="float" office:value="-0.793352437289147" calcext:value-type="float">
            <text:p>-0.7933524373</text:p>
          </table:table-cell>
        </table:table-row>
        <table:table-row table:style-name="ro1">
          <table:table-cell office:value-type="float" office:value="-0.8508465" calcext:value-type="float">
            <text:p>-0.8508465</text:p>
          </table:table-cell>
          <table:table-cell office:value-type="float" office:value="-0.45655635" calcext:value-type="float">
            <text:p>-0.45655635</text:p>
          </table:table-cell>
          <table:table-cell office:value-type="float" office:value="-0.7518388" calcext:value-type="float">
            <text:p>-0.7518388</text:p>
          </table:table-cell>
          <table:table-cell table:formula="of:=SIN([.A37])" office:value-type="float" office:value="-0.751838811636991" calcext:value-type="float">
            <text:p>-0.7518388116</text:p>
          </table:table-cell>
          <table:table-cell table:formula="of:=[.B37]/0.60725294" office:value-type="float" office:value="-0.751838846593316" calcext:value-type="float">
            <text:p>-0.7518388466</text:p>
          </table:table-cell>
        </table:table-row>
        <table:table-row table:style-name="ro1">
          <table:table-cell office:value-type="float" office:value="-0.7853967" calcext:value-type="float">
            <text:p>-0.7853967</text:p>
          </table:table-cell>
          <table:table-cell office:value-type="float" office:value="-0.42939195" calcext:value-type="float">
            <text:p>-0.42939195</text:p>
          </table:table-cell>
          <table:table-cell office:value-type="float" office:value="-0.7071057" calcext:value-type="float">
            <text:p>-0.7071057</text:p>
          </table:table-cell>
          <table:table-cell table:formula="of:=SIN([.A38])" office:value-type="float" office:value="-0.707105746407531" calcext:value-type="float">
            <text:p>-0.7071057464</text:p>
          </table:table-cell>
          <table:table-cell table:formula="of:=[.B38]/0.60725294" office:value-type="float" office:value="-0.707105592605283" calcext:value-type="float">
            <text:p>-0.7071055926</text:p>
          </table:table-cell>
        </table:table-row>
        <table:table-row table:style-name="ro1">
          <table:table-cell office:value-type="float" office:value="-0.71994686" calcext:value-type="float">
            <text:p>-0.71994686</text:p>
          </table:table-cell>
          <table:table-cell office:value-type="float" office:value="-0.4003891" calcext:value-type="float">
            <text:p>-0.4003891</text:p>
          </table:table-cell>
          <table:table-cell office:value-type="float" office:value="-0.6593447" calcext:value-type="float">
            <text:p>-0.6593447</text:p>
          </table:table-cell>
          <table:table-cell table:formula="of:=SIN([.A39])" office:value-type="float" office:value="-0.659344720084041" calcext:value-type="float">
            <text:p>-0.6593447201</text:p>
          </table:table-cell>
          <table:table-cell table:formula="of:=[.B39]/0.60725294" office:value-type="float" office:value="-0.65934485224559" calcext:value-type="float">
            <text:p>-0.6593448522</text:p>
          </table:table-cell>
        </table:table-row>
        <table:table-row table:style-name="ro1">
          <table:table-cell office:value-type="float" office:value="-0.654497" calcext:value-type="float">
            <text:p>-0.654497</text:p>
          </table:table-cell>
          <table:table-cell office:value-type="float" office:value="-0.36967146" calcext:value-type="float">
            <text:p>-0.36967146</text:p>
          </table:table-cell>
          <table:table-cell office:value-type="float" office:value="-0.6087603" calcext:value-type="float">
            <text:p>-0.6087603</text:p>
          </table:table-cell>
          <table:table-cell table:formula="of:=SIN([.A40])" office:value-type="float" office:value="-0.608760263177017" calcext:value-type="float">
            <text:p>-0.6087602632</text:p>
          </table:table-cell>
          <table:table-cell table:formula="of:=[.B40]/0.60725294" office:value-type="float" office:value="-0.608760263886084" calcext:value-type="float">
            <text:p>-0.6087602639</text:p>
          </table:table-cell>
        </table:table-row>
        <table:table-row table:style-name="ro1">
          <table:table-cell office:value-type="float" office:value="-0.5890472" calcext:value-type="float">
            <text:p>-0.5890472</text:p>
          </table:table-cell>
          <table:table-cell office:value-type="float" office:value="-0.33737102" calcext:value-type="float">
            <text:p>-0.33737102</text:p>
          </table:table-cell>
          <table:table-cell office:value-type="float" office:value="-0.555569" calcext:value-type="float">
            <text:p>-0.555569</text:p>
          </table:table-cell>
          <table:table-cell table:formula="of:=SIN([.A41])" office:value-type="float" office:value="-0.555569050213534" calcext:value-type="float">
            <text:p>-0.5555690502</text:p>
          </table:table-cell>
          <table:table-cell table:formula="of:=[.B41]/0.60725294" office:value-type="float" office:value="-0.555569183411446" calcext:value-type="float">
            <text:p>-0.5555691834</text:p>
          </table:table-cell>
        </table:table-row>
        <table:table-row table:style-name="ro1">
          <table:table-cell office:value-type="float" office:value="-0.52359736" calcext:value-type="float">
            <text:p>-0.52359736</text:p>
          </table:table-cell>
          <table:table-cell office:value-type="float" office:value="-0.30362576" calcext:value-type="float">
            <text:p>-0.30362576</text:p>
          </table:table-cell>
          <table:table-cell office:value-type="float" office:value="-0.49999875" calcext:value-type="float">
            <text:p>-0.49999875</text:p>
          </table:table-cell>
          <table:table-cell table:formula="of:=SIN([.A42])" office:value-type="float" office:value="-0.499998774055411" calcext:value-type="float">
            <text:p>-0.4999987741</text:p>
          </table:table-cell>
          <table:table-cell table:formula="of:=[.B42]/0.60725294" office:value-type="float" office:value="-0.499998830800226" calcext:value-type="float">
            <text:p>-0.4999988308</text:p>
          </table:table-cell>
        </table:table-row>
        <table:table-row table:style-name="ro1">
          <table:table-cell office:value-type="float" office:value="-0.45814753" calcext:value-type="float">
            <text:p>-0.45814753</text:p>
          </table:table-cell>
          <table:table-cell office:value-type="float" office:value="-0.26858035" calcext:value-type="float">
            <text:p>-0.26858035</text:p>
          </table:table-cell>
          <table:table-cell office:value-type="float" office:value="-0.44228745" calcext:value-type="float">
            <text:p>-0.44228745</text:p>
          </table:table-cell>
          <table:table-cell table:formula="of:=SIN([.A43])" office:value-type="float" office:value="-0.442287435808844" calcext:value-type="float">
            <text:p>-0.4422874358</text:p>
          </table:table-cell>
          <table:table-cell table:formula="of:=[.B43]/0.60725294" office:value-type="float" office:value="-0.442287442857008" calcext:value-type="float">
            <text:p>-0.4422874429</text:p>
          </table:table-cell>
        </table:table-row>
        <table:table-row table:style-name="ro1">
          <table:table-cell office:value-type="float" office:value="-0.3926977" calcext:value-type="float">
            <text:p>-0.3926977</text:p>
          </table:table-cell>
          <table:table-cell office:value-type="float" office:value="-0.23238488" calcext:value-type="float">
            <text:p>-0.23238488</text:p>
          </table:table-cell>
          <table:table-cell office:value-type="float" office:value="-0.3826821" calcext:value-type="float">
            <text:p>-0.3826821</text:p>
          </table:table-cell>
          <table:table-cell table:formula="of:=SIN([.A44])" office:value-type="float" office:value="-0.382682155841553" calcext:value-type="float">
            <text:p>-0.3826821558</text:p>
          </table:table-cell>
          <table:table-cell table:formula="of:=[.B44]/0.60725294" office:value-type="float" office:value="-0.382682181826901" calcext:value-type="float">
            <text:p>-0.3826821818</text:p>
          </table:table-cell>
        </table:table-row>
        <table:table-row table:style-name="ro1">
          <table:table-cell office:value-type="float" office:value="-0.32724786" calcext:value-type="float">
            <text:p>-0.32724786</text:p>
          </table:table-cell>
          <table:table-cell office:value-type="float" office:value="-0.19519433" calcext:value-type="float">
            <text:p>-0.19519433</text:p>
          </table:table-cell>
          <table:table-cell office:value-type="float" office:value="-0.32143813" calcext:value-type="float">
            <text:p>-0.32143813</text:p>
          </table:table-cell>
          <table:table-cell table:formula="of:=SIN([.A45])" office:value-type="float" office:value="-0.321438163511669" calcext:value-type="float">
            <text:p>-0.3214381635</text:p>
          </table:table-cell>
          <table:table-cell table:formula="of:=[.B45]/0.60725294" office:value-type="float" office:value="-0.321438262612611" calcext:value-type="float">
            <text:p>-0.3214382626</text:p>
          </table:table-cell>
        </table:table-row>
        <table:table-row table:style-name="ro1">
          <table:table-cell office:value-type="float" office:value="-0.26179802" calcext:value-type="float">
            <text:p>-0.26179802</text:p>
          </table:table-cell>
          <table:table-cell office:value-type="float" office:value="-0.15716787" calcext:value-type="float">
            <text:p>-0.15716787</text:p>
          </table:table-cell>
          <table:table-cell office:value-type="float" office:value="-0.25881773" calcext:value-type="float">
            <text:p>-0.25881773</text:p>
          </table:table-cell>
          <table:table-cell table:formula="of:=SIN([.A46])" office:value-type="float" office:value="-0.258817723909755" calcext:value-type="float">
            <text:p>-0.2588177239</text:p>
          </table:table-cell>
          <table:table-cell table:formula="of:=[.B46]/0.60725294" office:value-type="float" office:value="-0.258817800042269" calcext:value-type="float">
            <text:p>-0.2588178</text:p>
          </table:table-cell>
        </table:table-row>
        <table:table-row table:style-name="ro1">
          <table:table-cell office:value-type="float" office:value="-0.19634818" calcext:value-type="float">
            <text:p>-0.19634818</text:p>
          </table:table-cell>
          <table:table-cell office:value-type="float" office:value="-0.11846838" calcext:value-type="float">
            <text:p>-0.11846838</text:p>
          </table:table-cell>
          <table:table-cell office:value-type="float" office:value="-0.19508898" calcext:value-type="float">
            <text:p>-0.19508898</text:p>
          </table:table-cell>
          <table:table-cell table:formula="of:=SIN([.A47])" office:value-type="float" office:value="-0.195088987314924" calcext:value-type="float">
            <text:p>-0.1950889873</text:p>
          </table:table-cell>
          <table:table-cell table:formula="of:=[.B47]/0.60725294" office:value-type="float" office:value="-0.195089018424514" calcext:value-type="float">
            <text:p>-0.1950890184</text:p>
          </table:table-cell>
        </table:table-row>
        <table:table-row table:style-name="ro1">
          <table:table-cell office:value-type="float" office:value="-0.13089833" calcext:value-type="float">
            <text:p>-0.13089833</text:p>
          </table:table-cell>
          <table:table-cell office:value-type="float" office:value="-0.07926159" calcext:value-type="float">
            <text:p>-0.07926159</text:p>
          </table:table-cell>
          <table:table-cell office:value-type="float" office:value="-0.13052483" calcext:value-type="float">
            <text:p>-0.13052483</text:p>
          </table:table-cell>
          <table:table-cell table:formula="of:=SIN([.A48])" office:value-type="float" office:value="-0.130524839988705" calcext:value-type="float">
            <text:p>-0.13052484</text:p>
          </table:table-cell>
          <table:table-cell table:formula="of:=[.B48]/0.60725294" office:value-type="float" office:value="-0.13052483533468" calcext:value-type="float">
            <text:p>-0.1305248353</text:p>
          </table:table-cell>
        </table:table-row>
        <table:table-row table:style-name="ro1">
          <table:table-cell office:value-type="float" office:value="-0.06544848" calcext:value-type="float">
            <text:p>-0.06544848</text:p>
          </table:table-cell>
          <table:table-cell office:value-type="float" office:value="-0.03971543" calcext:value-type="float">
            <text:p>-0.03971543</text:p>
          </table:table-cell>
          <table:table-cell office:value-type="float" office:value="-0.06540176" calcext:value-type="float">
            <text:p>-0.06540176</text:p>
          </table:table-cell>
          <table:table-cell table:formula="of:=SIN([.A49])" office:value-type="float" office:value="-0.065401765207039" calcext:value-type="float">
            <text:p>-0.0654017652</text:p>
          </table:table-cell>
          <table:table-cell table:formula="of:=[.B49]/0.60725294" office:value-type="float" office:value="-0.0654017912206403" calcext:value-type="float">
            <text:p>-0.0654017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8546389" calcext:value-type="float">
            <text:p>8.546389E-007</text:p>
          </table:table-cell>
          <table:table-cell office:value-type="float" office:value="0.0000013709068" calcext:value-type="float">
            <text:p>1.3709068E-006</text:p>
          </table:table-cell>
          <table:table-cell table:formula="of:=SIN([.A50])" office:value-type="float" office:value="0" calcext:value-type="float">
            <text:p>0</text:p>
          </table:table-cell>
          <table:table-cell table:formula="of:=[.B50]/0.60725294" office:value-type="float" office:value="0.00000140738536399676" calcext:value-type="float">
            <text:p>1.40738536399676E-006</text:p>
          </table:table-cell>
        </table:table-row>
        <table:table-row table:style-name="ro1">
          <table:table-cell office:value-type="float" office:value="0.06545122" calcext:value-type="float">
            <text:p>0.06545122</text:p>
          </table:table-cell>
          <table:table-cell office:value-type="float" office:value="0.039717097" calcext:value-type="float">
            <text:p>0.039717097</text:p>
          </table:table-cell>
          <table:table-cell office:value-type="float" office:value="0.0654045" calcext:value-type="float">
            <text:p>0.0654045</text:p>
          </table:table-cell>
          <table:table-cell table:formula="of:=SIN([.A51])" office:value-type="float" office:value="0.0654044993404882" calcext:value-type="float">
            <text:p>0.0654044993</text:p>
          </table:table-cell>
          <table:table-cell table:formula="of:=[.B51]/0.60725294" office:value-type="float" office:value="0.065404536369968" calcext:value-type="float">
            <text:p>0.0654045364</text:p>
          </table:table-cell>
        </table:table-row>
        <table:table-row table:style-name="ro1">
          <table:table-cell office:value-type="float" office:value="0.13090107" calcext:value-type="float">
            <text:p>0.13090107</text:p>
          </table:table-cell>
          <table:table-cell office:value-type="float" office:value="0.07926325" calcext:value-type="float">
            <text:p>0.07926325</text:p>
          </table:table-cell>
          <table:table-cell office:value-type="float" office:value="0.13052754" calcext:value-type="float">
            <text:p>0.13052754</text:p>
          </table:table-cell>
          <table:table-cell table:formula="of:=SIN([.A52])" office:value-type="float" office:value="0.130527556547623" calcext:value-type="float">
            <text:p>0.1305275565</text:p>
          </table:table-cell>
          <table:table-cell table:formula="of:=[.B52]/0.60725294" office:value-type="float" office:value="0.130527568956686" calcext:value-type="float">
            <text:p>0.130527569</text:p>
          </table:table-cell>
        </table:table-row>
        <table:table-row table:style-name="ro1">
          <table:table-cell office:value-type="float" office:value="0.19635092" calcext:value-type="float">
            <text:p>0.19635092</text:p>
          </table:table-cell>
          <table:table-cell office:value-type="float" office:value="0.118470035" calcext:value-type="float">
            <text:p>0.118470035</text:p>
          </table:table-cell>
          <table:table-cell office:value-type="float" office:value="0.19509166" calcext:value-type="float">
            <text:p>0.19509166</text:p>
          </table:table-cell>
          <table:table-cell table:formula="of:=SIN([.A53])" office:value-type="float" office:value="0.195091674666588" calcext:value-type="float">
            <text:p>0.1950916747</text:p>
          </table:table-cell>
          <table:table-cell table:formula="of:=[.B53]/0.60725294" office:value-type="float" office:value="0.195091743812718" calcext:value-type="float">
            <text:p>0.1950917438</text:p>
          </table:table-cell>
        </table:table-row>
        <table:table-row table:style-name="ro1">
          <table:table-cell office:value-type="float" office:value="0.26180077" calcext:value-type="float">
            <text:p>0.26180077</text:p>
          </table:table-cell>
          <table:table-cell office:value-type="float" office:value="0.15716945" calcext:value-type="float">
            <text:p>0.15716945</text:p>
          </table:table-cell>
          <table:table-cell office:value-type="float" office:value="0.25882035" calcext:value-type="float">
            <text:p>0.25882035</text:p>
          </table:table-cell>
          <table:table-cell table:formula="of:=SIN([.A54])" office:value-type="float" office:value="0.258820380205772" calcext:value-type="float">
            <text:p>0.2588203802</text:p>
          </table:table-cell>
          <table:table-cell table:formula="of:=[.B54]/0.60725294" office:value-type="float" office:value="0.258820401923455" calcext:value-type="float">
            <text:p>0.2588204019</text:p>
          </table:table-cell>
        </table:table-row>
        <table:table-row table:style-name="ro1">
          <table:table-cell office:value-type="float" office:value="0.3272506" calcext:value-type="float">
            <text:p>0.3272506</text:p>
          </table:table-cell>
          <table:table-cell office:value-type="float" office:value="0.19519593" calcext:value-type="float">
            <text:p>0.19519593</text:p>
          </table:table-cell>
          <table:table-cell office:value-type="float" office:value="0.32144073" calcext:value-type="float">
            <text:p>0.32144073</text:p>
          </table:table-cell>
          <table:table-cell table:formula="of:=SIN([.A55])" office:value-type="float" office:value="0.321440758100228" calcext:value-type="float">
            <text:p>0.3214407581</text:p>
          </table:table-cell>
          <table:table-cell table:formula="of:=[.B55]/0.60725294" office:value-type="float" office:value="0.321440897429002" calcext:value-type="float">
            <text:p>0.3214408974</text:p>
          </table:table-cell>
        </table:table-row>
        <table:table-row table:style-name="ro1">
          <table:table-cell office:value-type="float" office:value="0.39270043" calcext:value-type="float">
            <text:p>0.39270043</text:p>
          </table:table-cell>
          <table:table-cell office:value-type="float" office:value="0.23238643" calcext:value-type="float">
            <text:p>0.23238643</text:p>
          </table:table-cell>
          <table:table-cell office:value-type="float" office:value="0.38268465" calcext:value-type="float">
            <text:p>0.38268465</text:p>
          </table:table-cell>
          <table:table-cell table:formula="of:=SIN([.A56])" office:value-type="float" office:value="0.382684678032694" calcext:value-type="float">
            <text:p>0.382684678</text:p>
          </table:table-cell>
          <table:table-cell table:formula="of:=[.B56]/0.60725294" office:value-type="float" office:value="0.38268473430528" calcext:value-type="float">
            <text:p>0.3826847343</text:p>
          </table:table-cell>
        </table:table-row>
        <table:table-row table:style-name="ro1">
          <table:table-cell office:value-type="float" office:value="0.45815027" calcext:value-type="float">
            <text:p>0.45815027</text:p>
          </table:table-cell>
          <table:table-cell office:value-type="float" office:value="0.26858184" calcext:value-type="float">
            <text:p>0.26858184</text:p>
          </table:table-cell>
          <table:table-cell office:value-type="float" office:value="0.4422899" calcext:value-type="float">
            <text:p>0.4422899</text:p>
          </table:table-cell>
          <table:table-cell table:formula="of:=SIN([.A57])" office:value-type="float" office:value="0.44228989324019" calcext:value-type="float">
            <text:p>0.4422898932</text:p>
          </table:table-cell>
          <table:table-cell table:formula="of:=[.B57]/0.60725294" office:value-type="float" office:value="0.442289896529772" calcext:value-type="float">
            <text:p>0.4422898965</text:p>
          </table:table-cell>
        </table:table-row>
        <table:table-row table:style-name="ro1">
          <table:table-cell office:value-type="float" office:value="0.5236001" calcext:value-type="float">
            <text:p>0.5236001</text:p>
          </table:table-cell>
          <table:table-cell office:value-type="float" office:value="0.3036272" calcext:value-type="float">
            <text:p>0.3036272</text:p>
          </table:table-cell>
          <table:table-cell office:value-type="float" office:value="0.50000113" calcext:value-type="float">
            <text:p>0.50000113</text:p>
          </table:table-cell>
          <table:table-cell table:formula="of:=SIN([.A58])" office:value-type="float" office:value="0.500001146965079" calcext:value-type="float">
            <text:p>0.500001147</text:p>
          </table:table-cell>
          <table:table-cell table:formula="of:=[.B58]/0.60725294" office:value-type="float" office:value="0.500001202134979" calcext:value-type="float">
            <text:p>0.5000012021</text:p>
          </table:table-cell>
        </table:table-row>
        <table:table-row table:style-name="ro1">
          <table:table-cell office:value-type="float" office:value="0.58904994" calcext:value-type="float">
            <text:p>0.58904994</text:p>
          </table:table-cell>
          <table:table-cell office:value-type="float" office:value="0.33737236" calcext:value-type="float">
            <text:p>0.33737236</text:p>
          </table:table-cell>
          <table:table-cell office:value-type="float" office:value="0.55557126" calcext:value-type="float">
            <text:p>0.55557126</text:p>
          </table:table-cell>
          <table:table-cell table:formula="of:=SIN([.A59])" office:value-type="float" office:value="0.555571328440352" calcext:value-type="float">
            <text:p>0.5555713284</text:p>
          </table:table-cell>
          <table:table-cell table:formula="of:=[.B59]/0.60725294" office:value-type="float" office:value="0.555571390070174" calcext:value-type="float">
            <text:p>0.5555713901</text:p>
          </table:table-cell>
        </table:table-row>
        <table:table-row table:style-name="ro1">
          <table:table-cell office:value-type="float" office:value="0.65449977" calcext:value-type="float">
            <text:p>0.65449977</text:p>
          </table:table-cell>
          <table:table-cell office:value-type="float" office:value="0.3696728" calcext:value-type="float">
            <text:p>0.3696728</text:p>
          </table:table-cell>
          <table:table-cell office:value-type="float" office:value="0.60876244" calcext:value-type="float">
            <text:p>0.60876244</text:p>
          </table:table-cell>
          <table:table-cell table:formula="of:=SIN([.A60])" office:value-type="float" office:value="0.608762460765912" calcext:value-type="float">
            <text:p>0.6087624608</text:p>
          </table:table-cell>
          <table:table-cell table:formula="of:=[.B60]/0.60725294" office:value-type="float" office:value="0.608762470544811" calcext:value-type="float">
            <text:p>0.6087624705</text:p>
          </table:table-cell>
        </table:table-row>
        <table:table-row table:style-name="ro1">
          <table:table-cell office:value-type="float" office:value="0.7199496" calcext:value-type="float">
            <text:p>0.7199496</text:p>
          </table:table-cell>
          <table:table-cell office:value-type="float" office:value="0.40039033" calcext:value-type="float">
            <text:p>0.40039033</text:p>
          </table:table-cell>
          <table:table-cell office:value-type="float" office:value="0.65934676" calcext:value-type="float">
            <text:p>0.65934676</text:p>
          </table:table-cell>
          <table:table-cell table:formula="of:=SIN([.A61])" office:value-type="float" office:value="0.659346780125269" calcext:value-type="float">
            <text:p>0.6593467801</text:p>
          </table:table-cell>
          <table:table-cell table:formula="of:=[.B61]/0.60725294" office:value-type="float" office:value="0.659346877760691" calcext:value-type="float">
            <text:p>0.6593468778</text:p>
          </table:table-cell>
        </table:table-row>
        <table:table-row table:style-name="ro1">
          <table:table-cell office:value-type="float" office:value="0.78539944" calcext:value-type="float">
            <text:p>0.78539944</text:p>
          </table:table-cell>
          <table:table-cell office:value-type="float" office:value="0.42939317" calcext:value-type="float">
            <text:p>0.42939317</text:p>
          </table:table-cell>
          <table:table-cell office:value-type="float" office:value="0.7071076" calcext:value-type="float">
            <text:p>0.7071076</text:p>
          </table:table-cell>
          <table:table-cell table:formula="of:=SIN([.A62])" office:value-type="float" office:value="0.707107683880293" calcext:value-type="float">
            <text:p>0.7071076839</text:p>
          </table:table-cell>
          <table:table-cell table:formula="of:=[.B62]/0.60725294" office:value-type="float" office:value="0.707107601652781" calcext:value-type="float">
            <text:p>0.7071076017</text:p>
          </table:table-cell>
        </table:table-row>
        <table:table-row table:style-name="ro1">
          <table:table-cell office:value-type="float" office:value="0.8508493" calcext:value-type="float">
            <text:p>0.8508493</text:p>
          </table:table-cell>
          <table:table-cell office:value-type="float" office:value="0.45655742" calcext:value-type="float">
            <text:p>0.45655742</text:p>
          </table:table-cell>
          <table:table-cell office:value-type="float" office:value="0.75184065" calcext:value-type="float">
            <text:p>0.75184065</text:p>
          </table:table-cell>
          <table:table-cell table:formula="of:=SIN([.A63])" office:value-type="float" office:value="0.751840657805505" calcext:value-type="float">
            <text:p>0.7518406578</text:p>
          </table:table-cell>
          <table:table-cell table:formula="of:=[.B63]/0.60725294" office:value-type="float" office:value="0.751840608626778" calcext:value-type="float">
            <text:p>0.7518406086</text:p>
          </table:table-cell>
        </table:table-row>
        <table:table-row table:style-name="ro1">
          <table:table-cell office:value-type="float" office:value="0.9162991" calcext:value-type="float">
            <text:p>0.9162991</text:p>
          </table:table-cell>
          <table:table-cell office:value-type="float" office:value="0.48176658" calcext:value-type="float">
            <text:p>0.48176658</text:p>
          </table:table-cell>
          <table:table-cell office:value-type="float" office:value="0.79335415" calcext:value-type="float">
            <text:p>0.79335415</text:p>
          </table:table-cell>
          <table:table-cell table:formula="of:=SIN([.A64])" office:value-type="float" office:value="0.793354096800263" calcext:value-type="float">
            <text:p>0.7933540968</text:p>
          </table:table-cell>
          <table:table-cell table:formula="of:=[.B64]/0.60725294" office:value-type="float" office:value="0.793354051114187" calcext:value-type="float">
            <text:p>0.7933540511</text:p>
          </table:table-cell>
        </table:table-row>
        <table:table-row table:style-name="ro1">
          <table:table-cell office:value-type="float" office:value="0.98174894" calcext:value-type="float">
            <text:p>0.98174894</text:p>
          </table:table-cell>
          <table:table-cell office:value-type="float" office:value="0.5049128" calcext:value-type="float">
            <text:p>0.5049128</text:p>
          </table:table-cell>
          <table:table-cell office:value-type="float" office:value="0.8314703" calcext:value-type="float">
            <text:p>0.8314703</text:p>
          </table:table-cell>
          <table:table-cell table:formula="of:=SIN([.A65])" office:value-type="float" office:value="0.831470298849598" calcext:value-type="float">
            <text:p>0.8314702988</text:p>
          </table:table-cell>
          <table:table-cell table:formula="of:=[.B65]/0.60725294" office:value-type="float" office:value="0.831470326022629" calcext:value-type="float">
            <text:p>0.831470326</text:p>
          </table:table-cell>
        </table:table-row>
        <table:table-row table:style-name="ro1">
          <table:table-cell office:value-type="float" office:value="1.0471988" calcext:value-type="float">
            <text:p>1.0471988</text:p>
          </table:table-cell>
          <table:table-cell office:value-type="float" office:value="0.52589685" calcext:value-type="float">
            <text:p>0.52589685</text:p>
          </table:table-cell>
          <table:table-cell office:value-type="float" office:value="0.86602604" calcext:value-type="float">
            <text:p>0.86602604</text:p>
          </table:table-cell>
          <table:table-cell table:formula="of:=SIN([.A66])" office:value-type="float" office:value="0.866026028185464" calcext:value-type="float">
            <text:p>0.8660260282</text:p>
          </table:table-cell>
          <table:table-cell table:formula="of:=[.B66]/0.60725294" office:value-type="float" office:value="0.866026025333035" calcext:value-type="float">
            <text:p>0.8660260253</text:p>
          </table:table-cell>
        </table:table-row>
        <table:table-row table:style-name="ro1">
          <table:table-cell office:value-type="float" office:value="1.1126486" calcext:value-type="float">
            <text:p>1.1126486</text:p>
          </table:table-cell>
          <table:table-cell office:value-type="float" office:value="0.5446289" calcext:value-type="float">
            <text:p>0.5446289</text:p>
          </table:table-cell>
          <table:table-cell office:value-type="float" office:value="0.8968733" calcext:value-type="float">
            <text:p>0.8968733</text:p>
          </table:table-cell>
          <table:table-cell table:formula="of:=SIN([.A67])" office:value-type="float" office:value="0.896873273098302" calcext:value-type="float">
            <text:p>0.8968732731</text:p>
          </table:table-cell>
          <table:table-cell table:formula="of:=[.B67]/0.60725294" office:value-type="float" office:value="0.896873220572633" calcext:value-type="float">
            <text:p>0.8968732206</text:p>
          </table:table-cell>
        </table:table-row>
        <table:table-row table:style-name="ro1">
          <table:table-cell office:value-type="float" office:value="1.1780984" calcext:value-type="float">
            <text:p>1.1780984</text:p>
          </table:table-cell>
          <table:table-cell office:value-type="float" office:value="0.561029" calcext:value-type="float">
            <text:p>0.561029</text:p>
          </table:table-cell>
          <table:table-cell office:value-type="float" office:value="0.9238799" calcext:value-type="float">
            <text:p>0.9238799</text:p>
          </table:table-cell>
          <table:table-cell table:formula="of:=SIN([.A68])" office:value-type="float" office:value="0.923879974473231" calcext:value-type="float">
            <text:p>0.9238799745</text:p>
          </table:table-cell>
          <table:table-cell table:formula="of:=[.B68]/0.60725294" office:value-type="float" office:value="0.923880253259869" calcext:value-type="float">
            <text:p>0.9238802533</text:p>
          </table:table-cell>
        </table:table-row>
        <table:table-row table:style-name="ro1">
          <table:table-cell office:value-type="float" office:value="1.2435483" calcext:value-type="float">
            <text:p>1.2435483</text:p>
          </table:table-cell>
          <table:table-cell office:value-type="float" office:value="0.5750263" calcext:value-type="float">
            <text:p>0.5750263</text:p>
          </table:table-cell>
          <table:table-cell office:value-type="float" office:value="0.9469305" calcext:value-type="float">
            <text:p>0.9469305</text:p>
          </table:table-cell>
          <table:table-cell table:formula="of:=SIN([.A69])" office:value-type="float" office:value="0.946930517778516" calcext:value-type="float">
            <text:p>0.9469305178</text:p>
          </table:table-cell>
          <table:table-cell table:formula="of:=[.B69]/0.60725294" office:value-type="float" office:value="0.946930450431413" calcext:value-type="float">
            <text:p>0.9469304504</text:p>
          </table:table-cell>
        </table:table-row>
        <table:table-row table:style-name="ro1">
          <table:table-cell office:value-type="float" office:value="1.3089981" calcext:value-type="float">
            <text:p>1.3089981</text:p>
          </table:table-cell>
          <table:table-cell office:value-type="float" office:value="0.5865615" calcext:value-type="float">
            <text:p>0.5865615</text:p>
          </table:table-cell>
          <table:table-cell office:value-type="float" office:value="0.9659262" calcext:value-type="float">
            <text:p>0.9659262</text:p>
          </table:table-cell>
          <table:table-cell table:formula="of:=SIN([.A70])" office:value-type="float" office:value="0.965926126778429" calcext:value-type="float">
            <text:p>0.9659261268</text:p>
          </table:table-cell>
          <table:table-cell table:formula="of:=[.B70]/0.60725294" office:value-type="float" office:value="0.965926159204762" calcext:value-type="float">
            <text:p>0.9659261592</text:p>
          </table:table-cell>
        </table:table-row>
        <table:table-row table:style-name="ro1">
          <table:table-cell office:value-type="float" office:value="1.374448" calcext:value-type="float">
            <text:p>1.374448</text:p>
          </table:table-cell>
          <table:table-cell office:value-type="float" office:value="0.59558487" calcext:value-type="float">
            <text:p>0.59558487</text:p>
          </table:table-cell>
          <table:table-cell office:value-type="float" office:value="0.98078555" calcext:value-type="float">
            <text:p>0.98078555</text:p>
          </table:table-cell>
          <table:table-cell table:formula="of:=SIN([.A71])" office:value-type="float" office:value="0.980785517252784" calcext:value-type="float">
            <text:p>0.9807855173</text:p>
          </table:table-cell>
          <table:table-cell table:formula="of:=[.B71]/0.60725294" office:value-type="float" office:value="0.980785486192953" calcext:value-type="float">
            <text:p>0.9807854862</text:p>
          </table:table-cell>
        </table:table-row>
        <table:table-row table:style-name="ro1">
          <table:table-cell office:value-type="float" office:value="1.4398978" calcext:value-type="float">
            <text:p>1.4398978</text:p>
          </table:table-cell>
          <table:table-cell office:value-type="float" office:value="0.6020578" calcext:value-type="float">
            <text:p>0.6020578</text:p>
          </table:table-cell>
          <table:table-cell office:value-type="float" office:value="0.991445" calcext:value-type="float">
            <text:p>0.991445</text:p>
          </table:table-cell>
          <table:table-cell table:formula="of:=SIN([.A72])" office:value-type="float" office:value="0.991445013710865" calcext:value-type="float">
            <text:p>0.9914450137</text:p>
          </table:table-cell>
          <table:table-cell table:formula="of:=[.B72]/0.60725294" office:value-type="float" office:value="0.991444849982941" calcext:value-type="float">
            <text:p>0.99144485</text:p>
          </table:table-cell>
        </table:table-row>
        <table:table-row table:style-name="ro1">
          <table:table-cell office:value-type="float" office:value="1.5053476" calcext:value-type="float">
            <text:p>1.5053476</text:p>
          </table:table-cell>
          <table:table-cell office:value-type="float" office:value="0.6059529" calcext:value-type="float">
            <text:p>0.6059529</text:p>
          </table:table-cell>
          <table:table-cell office:value-type="float" office:value="0.9978589" calcext:value-type="float">
            <text:p>0.9978589</text:p>
          </table:table-cell>
          <table:table-cell table:formula="of:=SIN([.A73])" office:value-type="float" office:value="0.997858996499613" calcext:value-type="float">
            <text:p>0.9978589965</text:p>
          </table:table-cell>
          <table:table-cell table:formula="of:=[.B73]/0.60725294" office:value-type="float" office:value="0.997859145811628" calcext:value-type="float">
            <text:p>0.9978591458</text:p>
          </table:table-cell>
        </table:table-row>
        <table:table-row table:style-name="ro1">
          <table:table-cell office:value-type="float" office:value="1.5707974" calcext:value-type="float">
            <text:p>1.5707974</text:p>
          </table:table-cell>
          <table:table-cell office:value-type="float" office:value="0.6072529" calcext:value-type="float">
            <text:p>0.6072529</text:p>
          </table:table-cell>
          <table:table-cell office:value-type="float" office:value="1" calcext:value-type="float">
            <text:p>1</text:p>
          </table:table-cell>
          <table:table-cell table:formula="of:=SIN([.A74])" office:value-type="float" office:value="0.999999999999424" calcext:value-type="float">
            <text:p>1</text:p>
          </table:table-cell>
          <table:table-cell table:formula="of:=[.B74]/0.60725294" office:value-type="float" office:value="0.99999993412959" calcext:value-type="float">
            <text:p>0.9999999341</text:p>
          </table:table-cell>
        </table:table-row>
        <table:table-row table:style-name="ro1">
          <table:table-cell office:value-type="float" office:value="1.6362473" calcext:value-type="float">
            <text:p>1.6362473</text:p>
          </table:table-cell>
          <table:table-cell office:value-type="float" office:value="0.605954" calcext:value-type="float">
            <text:p>0.605954</text:p>
          </table:table-cell>
          <table:table-cell office:value-type="float" office:value="0.99786085" calcext:value-type="float">
            <text:p>0.99786085</text:p>
          </table:table-cell>
          <table:table-cell table:formula="of:=SIN([.A75])" office:value-type="float" office:value="0.997858849577349" calcext:value-type="float">
            <text:p>0.9978588496</text:p>
          </table:table-cell>
          <table:table-cell table:formula="of:=[.B75]/0.60725294" office:value-type="float" office:value="0.997860957247898" calcext:value-type="float">
            <text:p>0.9978609572</text:p>
          </table:table-cell>
        </table:table-row>
        <table:table-row table:style-name="ro1">
          <table:table-cell office:value-type="float" office:value="1.7016971" calcext:value-type="float">
            <text:p>1.7016971</text:p>
          </table:table-cell>
          <table:table-cell office:value-type="float" office:value="0.6020602" calcext:value-type="float">
            <text:p>0.6020602</text:p>
          </table:table-cell>
          <table:table-cell office:value-type="float" office:value="0.9914487" calcext:value-type="float">
            <text:p>0.9914487</text:p>
          </table:table-cell>
          <table:table-cell table:formula="of:=SIN([.A76])" office:value-type="float" office:value="0.991444720495592" calcext:value-type="float">
            <text:p>0.9914447205</text:p>
          </table:table-cell>
          <table:table-cell table:formula="of:=[.B76]/0.60725294" office:value-type="float" office:value="0.991448802207528" calcext:value-type="float">
            <text:p>0.9914488022</text:p>
          </table:table-cell>
        </table:table-row>
        <table:table-row table:style-name="ro1">
          <table:table-cell office:value-type="float" office:value="1.767147" calcext:value-type="float">
            <text:p>1.767147</text:p>
          </table:table-cell>
          <table:table-cell office:value-type="float" office:value="0.5955882" calcext:value-type="float">
            <text:p>0.5955882</text:p>
          </table:table-cell>
          <table:table-cell office:value-type="float" office:value="0.98079103" calcext:value-type="float">
            <text:p>0.98079103</text:p>
          </table:table-cell>
          <table:table-cell table:formula="of:=SIN([.A77])" office:value-type="float" office:value="0.980785059490955" calcext:value-type="float">
            <text:p>0.9807850595</text:p>
          </table:table-cell>
          <table:table-cell table:formula="of:=[.B77]/0.60725294" office:value-type="float" office:value="0.980790969904567" calcext:value-type="float">
            <text:p>0.9807909699</text:p>
          </table:table-cell>
        </table:table-row>
        <table:table-row table:style-name="ro1">
          <table:table-cell office:value-type="float" office:value="1.8325968" calcext:value-type="float">
            <text:p>1.8325968</text:p>
          </table:table-cell>
          <table:table-cell office:value-type="float" office:value="0.58656603" calcext:value-type="float">
            <text:p>0.58656603</text:p>
          </table:table-cell>
          <table:table-cell office:value-type="float" office:value="0.96593344" calcext:value-type="float">
            <text:p>0.96593344</text:p>
          </table:table-cell>
          <table:table-cell table:formula="of:=SIN([.A78])" office:value-type="float" office:value="0.965925545364767" calcext:value-type="float">
            <text:p>0.9659255454</text:p>
          </table:table-cell>
          <table:table-cell table:formula="of:=[.B78]/0.60725294" office:value-type="float" office:value="0.96593361902867" calcext:value-type="float">
            <text:p>0.965933619</text:p>
          </table:table-cell>
        </table:table-row>
        <table:table-row table:style-name="ro1">
          <table:table-cell office:value-type="float" office:value="1.8980466" calcext:value-type="float">
            <text:p>1.8980466</text:p>
          </table:table-cell>
          <table:table-cell office:value-type="float" office:value="0.5750319" calcext:value-type="float">
            <text:p>0.5750319</text:p>
          </table:table-cell>
          <table:table-cell office:value-type="float" office:value="0.9469396" calcext:value-type="float">
            <text:p>0.9469396</text:p>
          </table:table-cell>
          <table:table-cell table:formula="of:=SIN([.A79])" office:value-type="float" office:value="0.9469297956938" calcext:value-type="float">
            <text:p>0.9469297957</text:p>
          </table:table-cell>
          <table:table-cell table:formula="of:=[.B79]/0.60725294" office:value-type="float" office:value="0.946939672288783" calcext:value-type="float">
            <text:p>0.9469396723</text:p>
          </table:table-cell>
        </table:table-row>
        <table:table-row table:style-name="ro1">
          <table:table-cell office:value-type="float" office:value="1.9634964" calcext:value-type="float">
            <text:p>1.9634964</text:p>
          </table:table-cell>
          <table:table-cell office:value-type="float" office:value="0.5610356" calcext:value-type="float">
            <text:p>0.5610356</text:p>
          </table:table-cell>
          <table:table-cell office:value-type="float" office:value="0.9238908" calcext:value-type="float">
            <text:p>0.9238908</text:p>
          </table:table-cell>
          <table:table-cell table:formula="of:=SIN([.A80])" office:value-type="float" office:value="0.923879153077768" calcext:value-type="float">
            <text:p>0.9238791531</text:p>
          </table:table-cell>
          <table:table-cell table:formula="of:=[.B80]/0.60725294" office:value-type="float" office:value="0.923891121877483" calcext:value-type="float">
            <text:p>0.9238911219</text:p>
          </table:table-cell>
        </table:table-row>
        <table:table-row table:style-name="ro1">
          <table:table-cell office:value-type="float" office:value="2.0289464" calcext:value-type="float">
            <text:p>2.0289464</text:p>
          </table:table-cell>
          <table:table-cell office:value-type="float" office:value="0.5446365" calcext:value-type="float">
            <text:p>0.5446365</text:p>
          </table:table-cell>
          <table:table-cell office:value-type="float" office:value="0.8968858" calcext:value-type="float">
            <text:p>0.8968858</text:p>
          </table:table-cell>
          <table:table-cell table:formula="of:=SIN([.A81])" office:value-type="float" office:value="0.896872235307665" calcext:value-type="float">
            <text:p>0.8968722353</text:p>
          </table:table-cell>
          <table:table-cell table:formula="of:=[.B81]/0.60725294" office:value-type="float" office:value="0.896885735950492" calcext:value-type="float">
            <text:p>0.896885736</text:p>
          </table:table-cell>
        </table:table-row>
        <table:table-row table:style-name="ro1">
          <table:table-cell office:value-type="float" office:value="2.0943964" calcext:value-type="float">
            <text:p>2.0943964</text:p>
          </table:table-cell>
          <table:table-cell office:value-type="float" office:value="0.5259054" calcext:value-type="float">
            <text:p>0.5259054</text:p>
          </table:table-cell>
          <table:table-cell office:value-type="float" office:value="0.86604005" calcext:value-type="float">
            <text:p>0.86604005</text:p>
          </table:table-cell>
          <table:table-cell table:formula="of:=SIN([.A82])" office:value-type="float" office:value="0.866024754980307" calcext:value-type="float">
            <text:p>0.866024755</text:p>
          </table:table-cell>
          <table:table-cell table:formula="of:=[.B82]/0.60725294" office:value-type="float" office:value="0.866040105133126" calcext:value-type="float">
            <text:p>0.8660401051</text:p>
          </table:table-cell>
        </table:table-row>
        <table:table-row table:style-name="ro1">
          <table:table-cell office:value-type="float" office:value="2.1598463" calcext:value-type="float">
            <text:p>2.1598463</text:p>
          </table:table-cell>
          <table:table-cell office:value-type="float" office:value="0.5049222" calcext:value-type="float">
            <text:p>0.5049222</text:p>
          </table:table-cell>
          <table:table-cell office:value-type="float" office:value="0.83148587" calcext:value-type="float">
            <text:p>0.83148587</text:p>
          </table:table-cell>
          <table:table-cell table:formula="of:=SIN([.A83])" office:value-type="float" office:value="0.831468861916953" calcext:value-type="float">
            <text:p>0.8314688619</text:p>
          </table:table-cell>
          <table:table-cell table:formula="of:=[.B83]/0.60725294" office:value-type="float" office:value="0.831485805568928" calcext:value-type="float">
            <text:p>0.8314858056</text:p>
          </table:table-cell>
        </table:table-row>
        <table:table-row table:style-name="ro1">
          <table:table-cell office:value-type="float" office:value="2.2252963" calcext:value-type="float">
            <text:p>2.2252963</text:p>
          </table:table-cell>
          <table:table-cell office:value-type="float" office:value="0.48177692" calcext:value-type="float">
            <text:p>0.48177692</text:p>
          </table:table-cell>
          <table:table-cell office:value-type="float" office:value="0.7933711" calcext:value-type="float">
            <text:p>0.7933711</text:p>
          </table:table-cell>
          <table:table-cell table:formula="of:=SIN([.A84])" office:value-type="float" office:value="0.793352424891376" calcext:value-type="float">
            <text:p>0.7933524249</text:p>
          </table:table-cell>
          <table:table-cell table:formula="of:=[.B84]/0.60725294" office:value-type="float" office:value="0.793371078615115" calcext:value-type="float">
            <text:p>0.7933710786</text:p>
          </table:table-cell>
        </table:table-row>
        <table:table-row table:style-name="ro1">
          <table:table-cell office:value-type="float" office:value="2.2907462" calcext:value-type="float">
            <text:p>2.2907462</text:p>
          </table:table-cell>
          <table:table-cell office:value-type="float" office:value="0.45656857" calcext:value-type="float">
            <text:p>0.45656857</text:p>
          </table:table-cell>
          <table:table-cell office:value-type="float" office:value="0.75185895" calcext:value-type="float">
            <text:p>0.75185895</text:p>
          </table:table-cell>
          <table:table-cell table:formula="of:=SIN([.A85])" office:value-type="float" office:value="0.751838781036562" calcext:value-type="float">
            <text:p>0.751838781</text:p>
          </table:table-cell>
          <table:table-cell table:formula="of:=[.B85]/0.60725294" office:value-type="float" office:value="0.751858970003505" calcext:value-type="float">
            <text:p>0.75185897</text:p>
          </table:table-cell>
        </table:table-row>
        <table:table-row table:style-name="ro1">
          <table:table-cell office:value-type="float" office:value="2.3561962" calcext:value-type="float">
            <text:p>2.3561962</text:p>
          </table:table-cell>
          <table:table-cell office:value-type="float" office:value="0.42940506" calcext:value-type="float">
            <text:p>0.42940506</text:p>
          </table:table-cell>
          <table:table-cell office:value-type="float" office:value="0.7071273" calcext:value-type="float">
            <text:p>0.7071273</text:p>
          </table:table-cell>
          <table:table-cell table:formula="of:=SIN([.A86])" office:value-type="float" office:value="0.707105572168927" calcext:value-type="float">
            <text:p>0.7071055722</text:p>
          </table:table-cell>
          <table:table-cell table:formula="of:=[.B86]/0.60725294" office:value-type="float" office:value="0.707127181632089" calcext:value-type="float">
            <text:p>0.7071271816</text:p>
          </table:table-cell>
        </table:table-row>
        <table:table-row table:style-name="ro1">
          <table:table-cell office:value-type="float" office:value="2.421646" calcext:value-type="float">
            <text:p>2.421646</text:p>
          </table:table-cell>
          <table:table-cell office:value-type="float" office:value="0.4004028" calcext:value-type="float">
            <text:p>0.4004028</text:p>
          </table:table-cell>
          <table:table-cell office:value-type="float" office:value="0.65939045" calcext:value-type="float">
            <text:p>0.65939045</text:p>
          </table:table-cell>
          <table:table-cell table:formula="of:=SIN([.A87])" office:value-type="float" office:value="0.659344564896418" calcext:value-type="float">
            <text:p>0.6593445649</text:p>
          </table:table-cell>
          <table:table-cell table:formula="of:=[.B87]/0.60725294" office:value-type="float" office:value="0.659367412860941" calcext:value-type="float">
            <text:p>0.6593674129</text:p>
          </table:table-cell>
        </table:table-row>
        <table:table-row table:style-name="ro1">
          <table:table-cell office:value-type="float" office:value="2.487096" calcext:value-type="float">
            <text:p>2.487096</text:p>
          </table:table-cell>
          <table:table-cell office:value-type="float" office:value="0.36968598" calcext:value-type="float">
            <text:p>0.36968598</text:p>
          </table:table-cell>
          <table:table-cell office:value-type="float" office:value="0.60880846" calcext:value-type="float">
            <text:p>0.60880846</text:p>
          </table:table-cell>
          <table:table-cell table:formula="of:=SIN([.A88])" office:value-type="float" office:value="0.608759988350976" calcext:value-type="float">
            <text:p>0.6087599884</text:p>
          </table:table-cell>
          <table:table-cell table:formula="of:=[.B88]/0.60725294" office:value-type="float" office:value="0.608784174844835" calcext:value-type="float">
            <text:p>0.6087841748</text:p>
          </table:table-cell>
        </table:table-row>
        <table:table-row table:style-name="ro1">
          <table:table-cell office:value-type="float" office:value="2.552546" calcext:value-type="float">
            <text:p>2.552546</text:p>
          </table:table-cell>
          <table:table-cell office:value-type="float" office:value="0.3373861" calcext:value-type="float">
            <text:p>0.3373861</text:p>
          </table:table-cell>
          <table:table-cell office:value-type="float" office:value="0.55561936" calcext:value-type="float">
            <text:p>0.55561936</text:p>
          </table:table-cell>
          <table:table-cell table:formula="of:=SIN([.A89])" office:value-type="float" office:value="0.555568595889537" calcext:value-type="float">
            <text:p>0.5555685959</text:p>
          </table:table-cell>
          <table:table-cell table:formula="of:=[.B89]/0.60725294" office:value-type="float" office:value="0.555594016555935" calcext:value-type="float">
            <text:p>0.5555940166</text:p>
          </table:table-cell>
        </table:table-row>
        <table:table-row table:style-name="ro1">
          <table:table-cell office:value-type="float" office:value="2.617996" calcext:value-type="float">
            <text:p>2.617996</text:p>
          </table:table-cell>
          <table:table-cell office:value-type="float" office:value="0.30364147" calcext:value-type="float">
            <text:p>0.30364147</text:p>
          </table:table-cell>
          <table:table-cell office:value-type="float" office:value="0.500051" calcext:value-type="float">
            <text:p>0.500051</text:p>
          </table:table-cell>
          <table:table-cell table:formula="of:=SIN([.A90])" office:value-type="float" office:value="0.499998162285602" calcext:value-type="float">
            <text:p>0.4999981623</text:p>
          </table:table-cell>
          <table:table-cell table:formula="of:=[.B90]/0.60725294" office:value-type="float" office:value="0.500024701403669" calcext:value-type="float">
            <text:p>0.5000247014</text:p>
          </table:table-cell>
        </table:table-row>
        <table:table-row table:style-name="ro1">
          <table:table-cell office:value-type="float" office:value="2.683446" calcext:value-type="float">
            <text:p>2.683446</text:p>
          </table:table-cell>
          <table:table-cell office:value-type="float" office:value="0.26859665" calcext:value-type="float">
            <text:p>0.26859665</text:p>
          </table:table-cell>
          <table:table-cell office:value-type="float" office:value="0.44234166" calcext:value-type="float">
            <text:p>0.44234166</text:p>
          </table:table-cell>
          <table:table-cell table:formula="of:=SIN([.A91])" office:value-type="float" office:value="0.442286649779707" calcext:value-type="float">
            <text:p>0.4422866498</text:p>
          </table:table-cell>
          <table:table-cell table:formula="of:=[.B91]/0.60725294" office:value-type="float" office:value="0.442314285048995" calcext:value-type="float">
            <text:p>0.442314285</text:p>
          </table:table-cell>
        </table:table-row>
        <table:table-row table:style-name="ro1">
          <table:table-cell office:value-type="float" office:value="2.748896" calcext:value-type="float">
            <text:p>2.748896</text:p>
          </table:table-cell>
          <table:table-cell office:value-type="float" office:value="0.23240149" calcext:value-type="float">
            <text:p>0.23240149</text:p>
          </table:table-cell>
          <table:table-cell office:value-type="float" office:value="0.38273764" calcext:value-type="float">
            <text:p>0.38273764</text:p>
          </table:table-cell>
          <table:table-cell table:formula="of:=SIN([.A92])" office:value-type="float" office:value="0.382681189083817" calcext:value-type="float">
            <text:p>0.3826811891</text:p>
          </table:table-cell>
          <table:table-cell table:formula="of:=[.B92]/0.60725294" office:value-type="float" office:value="0.382709534514563" calcext:value-type="float">
            <text:p>0.3827095345</text:p>
          </table:table-cell>
        </table:table-row>
        <table:table-row table:style-name="ro1">
          <table:table-cell office:value-type="float" office:value="2.8143458" calcext:value-type="float">
            <text:p>2.8143458</text:p>
          </table:table-cell>
          <table:table-cell office:value-type="float" office:value="0.1952114" calcext:value-type="float">
            <text:p>0.1952114</text:p>
          </table:table-cell>
          <table:table-cell office:value-type="float" office:value="0.32149515" calcext:value-type="float">
            <text:p>0.32149515</text:p>
          </table:table-cell>
          <table:table-cell table:formula="of:=SIN([.A93])" office:value-type="float" office:value="0.321437210510914" calcext:value-type="float">
            <text:p>0.3214372105</text:p>
          </table:table-cell>
          <table:table-cell table:formula="of:=[.B93]/0.60725294" office:value-type="float" office:value="0.321466372809986" calcext:value-type="float">
            <text:p>0.3214663728</text:p>
          </table:table-cell>
        </table:table-row>
        <table:table-row table:style-name="ro1">
          <table:table-cell office:value-type="float" office:value="2.8797958" calcext:value-type="float">
            <text:p>2.8797958</text:p>
          </table:table-cell>
          <table:table-cell office:value-type="float" office:value="0.15718505" calcext:value-type="float">
            <text:p>0.15718505</text:p>
          </table:table-cell>
          <table:table-cell office:value-type="float" office:value="0.25887552" calcext:value-type="float">
            <text:p>0.25887552</text:p>
          </table:table-cell>
          <table:table-cell table:formula="of:=SIN([.A94])" office:value-type="float" office:value="0.258816597243423" calcext:value-type="float">
            <text:p>0.2588165972</text:p>
          </table:table-cell>
          <table:table-cell table:formula="of:=[.B94]/0.60725294" office:value-type="float" office:value="0.258846091383271" calcext:value-type="float">
            <text:p>0.2588460914</text:p>
          </table:table-cell>
        </table:table-row>
        <table:table-row table:style-name="ro1">
          <table:table-cell office:value-type="float" office:value="2.9452457" calcext:value-type="float">
            <text:p>2.9452457</text:p>
          </table:table-cell>
          <table:table-cell office:value-type="float" office:value="0.11848594" calcext:value-type="float">
            <text:p>0.11848594</text:p>
          </table:table-cell>
          <table:table-cell office:value-type="float" office:value="0.1951478" calcext:value-type="float">
            <text:p>0.1951478</text:p>
          </table:table-cell>
          <table:table-cell table:formula="of:=SIN([.A95])" office:value-type="float" office:value="0.195087784469374" calcext:value-type="float">
            <text:p>0.1950877845</text:p>
          </table:table-cell>
          <table:table-cell table:formula="of:=[.B95]/0.60725294" office:value-type="float" office:value="0.195117935534408" calcext:value-type="float">
            <text:p>0.1951179355</text:p>
          </table:table-cell>
        </table:table-row>
        <table:table-row table:style-name="ro1">
          <table:table-cell office:value-type="float" office:value="3.0106957" calcext:value-type="float">
            <text:p>3.0106957</text:p>
          </table:table-cell>
          <table:table-cell office:value-type="float" office:value="0.079279155" calcext:value-type="float">
            <text:p>0.079279155</text:p>
          </table:table-cell>
          <table:table-cell office:value-type="float" office:value="0.13058397" calcext:value-type="float">
            <text:p>0.13058397</text:p>
          </table:table-cell>
          <table:table-cell table:formula="of:=SIN([.A96])" office:value-type="float" office:value="0.13052347535351" calcext:value-type="float">
            <text:p>0.1305234754</text:p>
          </table:table-cell>
          <table:table-cell table:formula="of:=[.B96]/0.60725294" office:value-type="float" office:value="0.130553760678376" calcext:value-type="float">
            <text:p>0.1305537607</text:p>
          </table:table-cell>
        </table:table-row>
        <table:table-row table:style-name="ro1">
          <table:table-cell office:value-type="float" office:value="3.0761456" calcext:value-type="float">
            <text:p>3.0761456</text:p>
          </table:table-cell>
          <table:table-cell office:value-type="float" office:value="0.039733164" calcext:value-type="float">
            <text:p>0.039733164</text:p>
          </table:table-cell>
          <table:table-cell office:value-type="float" office:value="0.065461405" calcext:value-type="float">
            <text:p>0.065461405</text:p>
          </table:table-cell>
          <table:table-cell table:formula="of:=SIN([.A97])" office:value-type="float" office:value="0.0654003418506921" calcext:value-type="float">
            <text:p>0.0654003419</text:p>
          </table:table-cell>
          <table:table-cell table:formula="of:=[.B97]/0.60725294" office:value-type="float" office:value="0.0654309948668178" calcext:value-type="float">
            <text:p>0.0654309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09:27:21.961835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09:27:56.290994281</dc:date>
    <dc:creator>Nizar Salah</dc:creator>
    <meta:editing-duration>PT6M9S</meta:editing-duration>
    <meta:editing-cycles>2</meta:editing-cycles>
    <meta:generator>LibreOffice/4.3.7.2$Linux_X86_64 LibreOffice_project/430$Build-2</meta:generator>
    <meta:document-statistic meta:table-count="1" meta:cell-count="485" meta:object-count="1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703cm" style:legend-expansion="high" chart:style-name="ch2"/>
        <chart:plot-area chart:style-name="ch3" table:cell-range-address="sinus.A2:sinus.A97 sinus.C1:sinus.E97" chart:data-source-has-labels="row" svg:x="0.32cm" svg:y="0.18cm" svg:width="12.058cm" svg:height="8.64cm">
          <chartooo:coordinate-region svg:x="0.466cm" svg:y="0.379cm" svg:width="11.81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us.C2:sinus.C97" chart:label-cell-address="sinus.C1:sinus.C1" chart:class="chart:scatter">
            <chart:domain table:cell-range-address="sinus.A2:sinus.A97"/>
            <chart:data-point chart:repeated="96"/>
          </chart:series>
          <chart:series chart:style-name="ch7" chart:values-cell-range-address="sinus.D2:sinus.D97" chart:label-cell-address="sinus.D1:sinus.D1" chart:class="chart:scatter">
            <chart:data-point chart:repeated="96"/>
          </chart:series>
          <chart:series chart:style-name="ch8" chart:values-cell-range-address="sinus.E2:sinus.E97" chart:label-cell-address="sinus.E1:sinus.E1" chart:class="chart:scatter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 SER</text:p>
                <draw:g>
                  <svg:desc>sinus.C1:sinus.C1</svg:desc>
                </draw:g>
              </table:table-cell>
              <table:table-cell office:value-type="string">
                <text:p>SIN</text:p>
                <draw:g>
                  <svg:desc>sinus.D1:sinus.D1</svg:desc>
                </draw:g>
              </table:table-cell>
              <table:table-cell office:value-type="string">
                <text:p>SIN CORDIC</text:p>
                <draw:g>
                  <svg:desc>sinus.E1:sinu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15927">
                <text:p>-3.1415927</text:p>
                <draw:g>
                  <svg:desc>sinus.A2:sinus.A97</svg:desc>
                </draw:g>
              </table:table-cell>
              <table:table-cell office:value-type="float" office:value="0.000060915947">
                <text:p>0.000060915947</text:p>
                <draw:g>
                  <svg:desc>sinus.C2:sinus.C97</svg:desc>
                </draw:g>
              </table:table-cell>
              <table:table-cell office:value-type="float" office:value="0.0000000464102066662848">
                <text:p>0.0000000464102066662848</text:p>
                <draw:g>
                  <svg:desc>sinus.D2:sinus.D97</svg:desc>
                </draw:g>
              </table:table-cell>
              <table:table-cell office:value-type="float" office:value="0.0000304348514146346">
                <text:p>0.0000304348514146346</text:p>
                <draw:g>
                  <svg:desc>sinus.E2:sinus.E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761428">
                <text:p>-3.0761428</text:p>
              </table:table-cell>
              <table:table-cell office:value-type="float" office:value="-0.06546426">
                <text:p>-0.06546426</text:p>
              </table:table-cell>
              <table:table-cell office:value-type="float" office:value="-0.0654031358559322">
                <text:p>-0.0654031358559322</text:p>
              </table:table-cell>
              <table:table-cell office:value-type="float" office:value="-0.0654338536426024">
                <text:p>-0.0654338536426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106928">
                <text:p>-3.0106928</text:p>
              </table:table-cell>
              <table:table-cell office:value-type="float" office:value="-0.1305868">
                <text:p>-0.1305868</text:p>
              </table:table-cell>
              <table:table-cell office:value-type="float" office:value="-0.130526350544096">
                <text:p>-0.130526350544096</text:p>
              </table:table-cell>
              <table:table-cell office:value-type="float" office:value="-0.130556584872195">
                <text:p>-0.130556584872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45243">
                <text:p>-2.945243</text:p>
              </table:table-cell>
              <table:table-cell office:value-type="float" office:value="-0.19515061">
                <text:p>-0.19515061</text:p>
              </table:table-cell>
              <table:table-cell office:value-type="float" office:value="-0.195090432590282">
                <text:p>-0.195090432590282</text:p>
              </table:table-cell>
              <table:table-cell office:value-type="float" office:value="-0.195120725146263">
                <text:p>-0.195120725146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79793">
                <text:p>-2.879793</text:p>
              </table:table-cell>
              <table:table-cell office:value-type="float" office:value="-0.25887826">
                <text:p>-0.25887826</text:p>
              </table:table-cell>
              <table:table-cell office:value-type="float" office:value="-0.258819301836559">
                <text:p>-0.258819301836559</text:p>
              </table:table-cell>
              <table:table-cell office:value-type="float" office:value="-0.258848857940482">
                <text:p>-0.258848857940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814343">
                <text:p>-2.814343</text:p>
              </table:table-cell>
              <table:table-cell office:value-type="float" office:value="-0.32149786">
                <text:p>-0.32149786</text:p>
              </table:table-cell>
              <table:table-cell office:value-type="float" office:value="-0.32143986191616">
                <text:p>-0.32143986191616</text:p>
              </table:table-cell>
              <table:table-cell office:value-type="float" office:value="-0.321469106431992">
                <text:p>-0.32146910643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748893">
                <text:p>-2.748893</text:p>
              </table:table-cell>
              <table:table-cell office:value-type="float" office:value="-0.3827403">
                <text:p>-0.3827403</text:p>
              </table:table-cell>
              <table:table-cell office:value-type="float" office:value="-0.382683960723481">
                <text:p>-0.382683960723481</text:p>
              </table:table-cell>
              <table:table-cell office:value-type="float" office:value="-0.382712235201364">
                <text:p>-0.382712235201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83443">
                <text:p>-2.683443</text:p>
              </table:table-cell>
              <table:table-cell office:value-type="float" office:value="-0.44234422">
                <text:p>-0.44234422</text:p>
              </table:table-cell>
              <table:table-cell office:value-type="float" office:value="-0.44228934039896">
                <text:p>-0.44228934039896</text:p>
              </table:table-cell>
              <table:table-cell office:value-type="float" office:value="-0.442316886930181">
                <text:p>-0.442316886930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17993">
                <text:p>-2.617993</text:p>
              </table:table-cell>
              <table:table-cell office:value-type="float" office:value="-0.50005347">
                <text:p>-0.50005347</text:p>
              </table:table-cell>
              <table:table-cell office:value-type="float" office:value="-0.500000760362746">
                <text:p>-0.500000760362746</text:p>
              </table:table-cell>
              <table:table-cell office:value-type="float" office:value="-0.500027155076433">
                <text:p>-0.500027155076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5525432">
                <text:p>-2.5525432</text:p>
              </table:table-cell>
              <table:table-cell office:value-type="float" office:value="-0.55562174">
                <text:p>-0.55562174</text:p>
              </table:table-cell>
              <table:table-cell office:value-type="float" office:value="-0.555570924005336">
                <text:p>-0.555570924005336</text:p>
              </table:table-cell>
              <table:table-cell office:value-type="float" office:value="-0.555596420825892">
                <text:p>-0.555596420825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870932">
                <text:p>-2.4870932</text:p>
              </table:table-cell>
              <table:table-cell office:value-type="float" office:value="-0.6088107">
                <text:p>-0.6088107</text:p>
              </table:table-cell>
              <table:table-cell office:value-type="float" office:value="-0.608762209741038">
                <text:p>-0.608762209741038</text:p>
              </table:table-cell>
              <table:table-cell office:value-type="float" office:value="-0.608786480309177">
                <text:p>-0.608786480309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4216433">
                <text:p>-2.4216433</text:p>
              </table:table-cell>
              <table:table-cell office:value-type="float" office:value="-0.65939254">
                <text:p>-0.65939254</text:p>
              </table:table-cell>
              <table:table-cell office:value-type="float" office:value="-0.659346594864455">
                <text:p>-0.659346594864455</text:p>
              </table:table-cell>
              <table:table-cell office:value-type="float" office:value="-0.659369652454873">
                <text:p>-0.659369652454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561933">
                <text:p>-2.3561933</text:p>
              </table:table-cell>
              <table:table-cell office:value-type="float" office:value="-0.70712924">
                <text:p>-0.70712924</text:p>
              </table:table-cell>
              <table:table-cell office:value-type="float" office:value="-0.707107622779125">
                <text:p>-0.707107622779125</text:p>
              </table:table-cell>
              <table:table-cell office:value-type="float" office:value="-0.707129223614792">
                <text:p>-0.707129223614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907434">
                <text:p>-2.2907434</text:p>
              </table:table-cell>
              <table:table-cell office:value-type="float" office:value="-0.7518608">
                <text:p>-0.7518608</text:p>
              </table:table-cell>
              <table:table-cell office:value-type="float" office:value="-0.751840627205174">
                <text:p>-0.751840627205174</text:p>
              </table:table-cell>
              <table:table-cell office:value-type="float" office:value="-0.751860666166557">
                <text:p>-0.751860666166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2252934">
                <text:p>-2.2252934</text:p>
              </table:table-cell>
              <table:table-cell office:value-type="float" office:value="-0.7933728">
                <text:p>-0.7933728</text:p>
              </table:table-cell>
              <table:table-cell office:value-type="float" office:value="-0.793354190299644">
                <text:p>-0.793354190299644</text:p>
              </table:table-cell>
              <table:table-cell office:value-type="float" office:value="-0.793372906518987">
                <text:p>-0.793372906518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1598434">
                <text:p>-2.1598434</text:p>
              </table:table-cell>
              <table:table-cell office:value-type="float" office:value="-0.8314874">
                <text:p>-0.8314874</text:p>
              </table:table-cell>
              <table:table-cell office:value-type="float" office:value="-0.831470473070389">
                <text:p>-0.831470473070389</text:p>
              </table:table-cell>
              <table:table-cell office:value-type="float" office:value="-0.831487386458763">
                <text:p>-0.8314873864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943935">
                <text:p>-2.0943935</text:p>
              </table:table-cell>
              <table:table-cell office:value-type="float" office:value="-0.8660415">
                <text:p>-0.8660415</text:p>
              </table:table-cell>
              <table:table-cell office:value-type="float" office:value="-0.866026204979925">
                <text:p>-0.866026204979925</text:p>
              </table:table-cell>
              <table:table-cell office:value-type="float" office:value="-0.866041587217346">
                <text:p>-0.866041587217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0289435">
                <text:p>-2.0289435</text:p>
              </table:table-cell>
              <table:table-cell office:value-type="float" office:value="-0.89688706">
                <text:p>-0.89688706</text:p>
              </table:table-cell>
              <table:table-cell office:value-type="float" office:value="-0.896873517944072">
                <text:p>-0.896873517944072</text:p>
              </table:table-cell>
              <table:table-cell office:value-type="float" office:value="-0.896886987488278">
                <text:p>-0.896886987488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9634937">
                <text:p>-1.9634937</text:p>
              </table:table-cell>
              <table:table-cell office:value-type="float" office:value="-0.9238919">
                <text:p>-0.9238919</text:p>
              </table:table-cell>
              <table:table-cell office:value-type="float" office:value="-0.923880186322141">
                <text:p>-0.923880186322141</text:p>
              </table:table-cell>
              <table:table-cell office:value-type="float" office:value="-0.923892060530823">
                <text:p>-0.923892060530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980439">
                <text:p>-1.8980439</text:p>
              </table:table-cell>
              <table:table-cell office:value-type="float" office:value="-0.9469405">
                <text:p>-0.9469405</text:p>
              </table:table-cell>
              <table:table-cell office:value-type="float" office:value="-0.94693066357956">
                <text:p>-0.94693066357956</text:p>
              </table:table-cell>
              <table:table-cell office:value-type="float" office:value="-0.94694066034493">
                <text:p>-0.94694066034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32594">
                <text:p>-1.832594</text:p>
              </table:table-cell>
              <table:table-cell office:value-type="float" office:value="-0.96593416">
                <text:p>-0.96593416</text:p>
              </table:table-cell>
              <table:table-cell office:value-type="float" office:value="-0.965926270057242">
                <text:p>-0.965926270057242</text:p>
              </table:table-cell>
              <table:table-cell office:value-type="float" office:value="-0.965934228329961">
                <text:p>-0.96593422832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671442">
                <text:p>-1.7671442</text:p>
              </table:table-cell>
              <table:table-cell office:value-type="float" office:value="-0.98079157">
                <text:p>-0.98079157</text:p>
              </table:table-cell>
              <table:table-cell office:value-type="float" office:value="-0.980785605743122">
                <text:p>-0.980785605743122</text:p>
              </table:table-cell>
              <table:table-cell office:value-type="float" office:value="-0.980791562738255">
                <text:p>-0.980791562738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7016944">
                <text:p>-1.7016944</text:p>
              </table:table-cell>
              <table:table-cell office:value-type="float" office:value="-0.99144906">
                <text:p>-0.99144906</text:p>
              </table:table-cell>
              <table:table-cell office:value-type="float" office:value="-0.991445072915586">
                <text:p>-0.991445072915586</text:p>
              </table:table-cell>
              <table:table-cell office:value-type="float" office:value="-0.991449131559577">
                <text:p>-0.991449131559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6362445">
                <text:p>-1.6362445</text:p>
              </table:table-cell>
              <table:table-cell office:value-type="float" office:value="-0.997861">
                <text:p>-0.997861</text:p>
              </table:table-cell>
              <table:table-cell office:value-type="float" office:value="-0.997859032705346">
                <text:p>-0.997859032705346</text:p>
              </table:table-cell>
              <table:table-cell office:value-type="float" office:value="-0.997861121923922">
                <text:p>-0.9978611219239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707947">
                <text:p>-1.5707947</text:p>
              </table:table-cell>
              <table:table-cell office:value-type="float" office:value="-1">
                <text:p>-1</text:p>
              </table:table-cell>
              <table:table-cell office:value-type="float" office:value="-0.999999999998677">
                <text:p>-0.999999999998677</text:p>
              </table:table-cell>
              <table:table-cell office:value-type="float" office:value="-0.99999993412959">
                <text:p>-0.99999993412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053449">
                <text:p>-1.5053449</text:p>
              </table:table-cell>
              <table:table-cell office:value-type="float" office:value="-0.9978587">
                <text:p>-0.9978587</text:p>
              </table:table-cell>
              <table:table-cell office:value-type="float" office:value="-0.997858819910544">
                <text:p>-0.997858819910544</text:p>
              </table:table-cell>
              <table:table-cell office:value-type="float" office:value="-0.997858882329989">
                <text:p>-0.997858882329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39895">
                <text:p>-1.439895</text:p>
              </table:table-cell>
              <table:table-cell office:value-type="float" office:value="-0.9914447">
                <text:p>-0.9914447</text:p>
              </table:table-cell>
              <table:table-cell office:value-type="float" office:value="-0.99144464823688">
                <text:p>-0.99144464823688</text:p>
              </table:table-cell>
              <table:table-cell office:value-type="float" office:value="-0.991444767644929">
                <text:p>-0.9914447676449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744452">
                <text:p>-1.3744452</text:p>
              </table:table-cell>
              <table:table-cell office:value-type="float" office:value="-0.9807849">
                <text:p>-0.9807849</text:p>
              </table:table-cell>
              <table:table-cell office:value-type="float" office:value="-0.980784970999372">
                <text:p>-0.980784970999372</text:p>
              </table:table-cell>
              <table:table-cell office:value-type="float" office:value="-0.980785090970494">
                <text:p>-0.980785090970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3089954">
                <text:p>-1.3089954</text:p>
              </table:table-cell>
              <table:table-cell office:value-type="float" office:value="-0.96592546">
                <text:p>-0.96592546</text:p>
              </table:table-cell>
              <table:table-cell office:value-type="float" office:value="-0.965925427966515">
                <text:p>-0.965925427966515</text:p>
              </table:table-cell>
              <table:table-cell office:value-type="float" office:value="-0.965925566371074">
                <text:p>-0.965925566371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435455">
                <text:p>-1.2435455</text:p>
              </table:table-cell>
              <table:table-cell office:value-type="float" office:value="-0.9469296">
                <text:p>-0.9469296</text:p>
              </table:table-cell>
              <table:table-cell office:value-type="float" office:value="-0.946929617747503">
                <text:p>-0.946929617747503</text:p>
              </table:table-cell>
              <table:table-cell office:value-type="float" office:value="-0.946929725856906">
                <text:p>-0.946929725856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780957">
                <text:p>-1.1780957</text:p>
              </table:table-cell>
              <table:table-cell office:value-type="float" office:value="-0.92387885">
                <text:p>-0.92387885</text:p>
              </table:table-cell>
              <table:table-cell office:value-type="float" office:value="-0.923878941227477">
                <text:p>-0.923878941227477</text:p>
              </table:table-cell>
              <table:table-cell office:value-type="float" office:value="-0.923879001722083">
                <text:p>-0.923879001722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126459">
                <text:p>-1.1126459</text:p>
              </table:table-cell>
              <table:table-cell office:value-type="float" office:value="-0.8968721">
                <text:p>-0.8968721</text:p>
              </table:table-cell>
              <table:table-cell office:value-type="float" office:value="-0.896872078918479">
                <text:p>-0.896872078918479</text:p>
              </table:table-cell>
              <table:table-cell office:value-type="float" office:value="-0.896872166646077">
                <text:p>-0.896872166646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047196">
                <text:p>-1.047196</text:p>
              </table:table-cell>
              <table:table-cell office:value-type="float" office:value="-0.8660246">
                <text:p>-0.8660246</text:p>
              </table:table-cell>
              <table:table-cell office:value-type="float" office:value="-0.866024628185098">
                <text:p>-0.866024628185098</text:p>
              </table:table-cell>
              <table:table-cell office:value-type="float" office:value="-0.866024625586827">
                <text:p>-0.866024625586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817462">
                <text:p>-0.9817462</text:p>
              </table:table-cell>
              <table:table-cell office:value-type="float" office:value="-0.83146876">
                <text:p>-0.83146876</text:p>
              </table:table-cell>
              <table:table-cell office:value-type="float" office:value="-0.831468776586853">
                <text:p>-0.831468776586853</text:p>
              </table:table-cell>
              <table:table-cell office:value-type="float" office:value="-0.831468745132794">
                <text:p>-0.831468745132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1629636">
                <text:p>-0.91629636</text:p>
              </table:table-cell>
              <table:table-cell office:value-type="float" office:value="-0.7933524">
                <text:p>-0.7933524</text:p>
              </table:table-cell>
              <table:table-cell office:value-type="float" office:value="-0.793352428793671">
                <text:p>-0.793352428793671</text:p>
              </table:table-cell>
              <table:table-cell office:value-type="float" office:value="-0.793352437289147">
                <text:p>-0.793352437289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508465">
                <text:p>-0.8508465</text:p>
              </table:table-cell>
              <table:table-cell office:value-type="float" office:value="-0.7518388">
                <text:p>-0.7518388</text:p>
              </table:table-cell>
              <table:table-cell office:value-type="float" office:value="-0.751838811636991">
                <text:p>-0.751838811636991</text:p>
              </table:table-cell>
              <table:table-cell office:value-type="float" office:value="-0.751838846593316">
                <text:p>-0.751838846593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853967">
                <text:p>-0.7853967</text:p>
              </table:table-cell>
              <table:table-cell office:value-type="float" office:value="-0.7071057">
                <text:p>-0.7071057</text:p>
              </table:table-cell>
              <table:table-cell office:value-type="float" office:value="-0.707105746407531">
                <text:p>-0.707105746407531</text:p>
              </table:table-cell>
              <table:table-cell office:value-type="float" office:value="-0.707105592605283">
                <text:p>-0.7071055926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1994686">
                <text:p>-0.71994686</text:p>
              </table:table-cell>
              <table:table-cell office:value-type="float" office:value="-0.6593447">
                <text:p>-0.6593447</text:p>
              </table:table-cell>
              <table:table-cell office:value-type="float" office:value="-0.659344720084041">
                <text:p>-0.659344720084041</text:p>
              </table:table-cell>
              <table:table-cell office:value-type="float" office:value="-0.65934485224559">
                <text:p>-0.65934485224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54497">
                <text:p>-0.654497</text:p>
              </table:table-cell>
              <table:table-cell office:value-type="float" office:value="-0.6087603">
                <text:p>-0.6087603</text:p>
              </table:table-cell>
              <table:table-cell office:value-type="float" office:value="-0.608760263177017">
                <text:p>-0.608760263177017</text:p>
              </table:table-cell>
              <table:table-cell office:value-type="float" office:value="-0.608760263886084">
                <text:p>-0.6087602638860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890472">
                <text:p>-0.5890472</text:p>
              </table:table-cell>
              <table:table-cell office:value-type="float" office:value="-0.555569">
                <text:p>-0.555569</text:p>
              </table:table-cell>
              <table:table-cell office:value-type="float" office:value="-0.555569050213534">
                <text:p>-0.555569050213534</text:p>
              </table:table-cell>
              <table:table-cell office:value-type="float" office:value="-0.555569183411446">
                <text:p>-0.555569183411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359736">
                <text:p>-0.52359736</text:p>
              </table:table-cell>
              <table:table-cell office:value-type="float" office:value="-0.49999875">
                <text:p>-0.49999875</text:p>
              </table:table-cell>
              <table:table-cell office:value-type="float" office:value="-0.499998774055411">
                <text:p>-0.499998774055411</text:p>
              </table:table-cell>
              <table:table-cell office:value-type="float" office:value="-0.499998830800226">
                <text:p>-0.499998830800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5814753">
                <text:p>-0.45814753</text:p>
              </table:table-cell>
              <table:table-cell office:value-type="float" office:value="-0.44228745">
                <text:p>-0.44228745</text:p>
              </table:table-cell>
              <table:table-cell office:value-type="float" office:value="-0.442287435808844">
                <text:p>-0.442287435808844</text:p>
              </table:table-cell>
              <table:table-cell office:value-type="float" office:value="-0.442287442857008">
                <text:p>-0.442287442857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926977">
                <text:p>-0.3926977</text:p>
              </table:table-cell>
              <table:table-cell office:value-type="float" office:value="-0.3826821">
                <text:p>-0.3826821</text:p>
              </table:table-cell>
              <table:table-cell office:value-type="float" office:value="-0.382682155841553">
                <text:p>-0.382682155841553</text:p>
              </table:table-cell>
              <table:table-cell office:value-type="float" office:value="-0.382682181826901">
                <text:p>-0.382682181826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2724786">
                <text:p>-0.32724786</text:p>
              </table:table-cell>
              <table:table-cell office:value-type="float" office:value="-0.32143813">
                <text:p>-0.32143813</text:p>
              </table:table-cell>
              <table:table-cell office:value-type="float" office:value="-0.321438163511669">
                <text:p>-0.321438163511669</text:p>
              </table:table-cell>
              <table:table-cell office:value-type="float" office:value="-0.321438262612611">
                <text:p>-0.321438262612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6179802">
                <text:p>-0.26179802</text:p>
              </table:table-cell>
              <table:table-cell office:value-type="float" office:value="-0.25881773">
                <text:p>-0.25881773</text:p>
              </table:table-cell>
              <table:table-cell office:value-type="float" office:value="-0.258817723909755">
                <text:p>-0.258817723909755</text:p>
              </table:table-cell>
              <table:table-cell office:value-type="float" office:value="-0.258817800042269">
                <text:p>-0.258817800042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9634818">
                <text:p>-0.19634818</text:p>
              </table:table-cell>
              <table:table-cell office:value-type="float" office:value="-0.19508898">
                <text:p>-0.19508898</text:p>
              </table:table-cell>
              <table:table-cell office:value-type="float" office:value="-0.195088987314924">
                <text:p>-0.195088987314924</text:p>
              </table:table-cell>
              <table:table-cell office:value-type="float" office:value="-0.195089018424514">
                <text:p>-0.195089018424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3089833">
                <text:p>-0.13089833</text:p>
              </table:table-cell>
              <table:table-cell office:value-type="float" office:value="-0.13052483">
                <text:p>-0.13052483</text:p>
              </table:table-cell>
              <table:table-cell office:value-type="float" office:value="-0.130524839988705">
                <text:p>-0.130524839988705</text:p>
              </table:table-cell>
              <table:table-cell office:value-type="float" office:value="-0.13052483533468">
                <text:p>-0.13052483533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6544848">
                <text:p>-0.06544848</text:p>
              </table:table-cell>
              <table:table-cell office:value-type="float" office:value="-0.06540176">
                <text:p>-0.06540176</text:p>
              </table:table-cell>
              <table:table-cell office:value-type="float" office:value="-0.065401765207039">
                <text:p>-0.065401765207039</text:p>
              </table:table-cell>
              <table:table-cell office:value-type="float" office:value="-0.0654017912206403">
                <text:p>-0.0654017912206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00013709068">
                <text:p>0.0000013709068</text:p>
              </table:table-cell>
              <table:table-cell office:value-type="float" office:value="0">
                <text:p>0</text:p>
              </table:table-cell>
              <table:table-cell office:value-type="float" office:value="0.00000140738536399676">
                <text:p>0.00000140738536399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545122">
                <text:p>0.06545122</text:p>
              </table:table-cell>
              <table:table-cell office:value-type="float" office:value="0.0654045">
                <text:p>0.0654045</text:p>
              </table:table-cell>
              <table:table-cell office:value-type="float" office:value="0.0654044993404882">
                <text:p>0.0654044993404882</text:p>
              </table:table-cell>
              <table:table-cell office:value-type="float" office:value="0.065404536369968">
                <text:p>0.065404536369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090107">
                <text:p>0.13090107</text:p>
              </table:table-cell>
              <table:table-cell office:value-type="float" office:value="0.13052754">
                <text:p>0.13052754</text:p>
              </table:table-cell>
              <table:table-cell office:value-type="float" office:value="0.130527556547623">
                <text:p>0.130527556547623</text:p>
              </table:table-cell>
              <table:table-cell office:value-type="float" office:value="0.130527568956686">
                <text:p>0.130527568956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635092">
                <text:p>0.19635092</text:p>
              </table:table-cell>
              <table:table-cell office:value-type="float" office:value="0.19509166">
                <text:p>0.19509166</text:p>
              </table:table-cell>
              <table:table-cell office:value-type="float" office:value="0.195091674666588">
                <text:p>0.195091674666588</text:p>
              </table:table-cell>
              <table:table-cell office:value-type="float" office:value="0.195091743812718">
                <text:p>0.1950917438127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180077">
                <text:p>0.26180077</text:p>
              </table:table-cell>
              <table:table-cell office:value-type="float" office:value="0.25882035">
                <text:p>0.25882035</text:p>
              </table:table-cell>
              <table:table-cell office:value-type="float" office:value="0.258820380205772">
                <text:p>0.258820380205772</text:p>
              </table:table-cell>
              <table:table-cell office:value-type="float" office:value="0.258820401923455">
                <text:p>0.258820401923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72506">
                <text:p>0.3272506</text:p>
              </table:table-cell>
              <table:table-cell office:value-type="float" office:value="0.32144073">
                <text:p>0.32144073</text:p>
              </table:table-cell>
              <table:table-cell office:value-type="float" office:value="0.321440758100228">
                <text:p>0.321440758100228</text:p>
              </table:table-cell>
              <table:table-cell office:value-type="float" office:value="0.321440897429002">
                <text:p>0.321440897429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270043">
                <text:p>0.39270043</text:p>
              </table:table-cell>
              <table:table-cell office:value-type="float" office:value="0.38268465">
                <text:p>0.38268465</text:p>
              </table:table-cell>
              <table:table-cell office:value-type="float" office:value="0.382684678032694">
                <text:p>0.382684678032694</text:p>
              </table:table-cell>
              <table:table-cell office:value-type="float" office:value="0.38268473430528">
                <text:p>0.382684734305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815027">
                <text:p>0.45815027</text:p>
              </table:table-cell>
              <table:table-cell office:value-type="float" office:value="0.4422899">
                <text:p>0.4422899</text:p>
              </table:table-cell>
              <table:table-cell office:value-type="float" office:value="0.44228989324019">
                <text:p>0.44228989324019</text:p>
              </table:table-cell>
              <table:table-cell office:value-type="float" office:value="0.442289896529772">
                <text:p>0.442289896529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36001">
                <text:p>0.5236001</text:p>
              </table:table-cell>
              <table:table-cell office:value-type="float" office:value="0.50000113">
                <text:p>0.50000113</text:p>
              </table:table-cell>
              <table:table-cell office:value-type="float" office:value="0.500001146965079">
                <text:p>0.500001146965079</text:p>
              </table:table-cell>
              <table:table-cell office:value-type="float" office:value="0.500001202134979">
                <text:p>0.5000012021349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904994">
                <text:p>0.58904994</text:p>
              </table:table-cell>
              <table:table-cell office:value-type="float" office:value="0.55557126">
                <text:p>0.55557126</text:p>
              </table:table-cell>
              <table:table-cell office:value-type="float" office:value="0.555571328440352">
                <text:p>0.555571328440352</text:p>
              </table:table-cell>
              <table:table-cell office:value-type="float" office:value="0.555571390070174">
                <text:p>0.555571390070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449977">
                <text:p>0.65449977</text:p>
              </table:table-cell>
              <table:table-cell office:value-type="float" office:value="0.60876244">
                <text:p>0.60876244</text:p>
              </table:table-cell>
              <table:table-cell office:value-type="float" office:value="0.608762460765912">
                <text:p>0.608762460765912</text:p>
              </table:table-cell>
              <table:table-cell office:value-type="float" office:value="0.608762470544811">
                <text:p>0.608762470544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199496">
                <text:p>0.7199496</text:p>
              </table:table-cell>
              <table:table-cell office:value-type="float" office:value="0.65934676">
                <text:p>0.65934676</text:p>
              </table:table-cell>
              <table:table-cell office:value-type="float" office:value="0.659346780125269">
                <text:p>0.659346780125269</text:p>
              </table:table-cell>
              <table:table-cell office:value-type="float" office:value="0.659346877760691">
                <text:p>0.659346877760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8539944">
                <text:p>0.78539944</text:p>
              </table:table-cell>
              <table:table-cell office:value-type="float" office:value="0.7071076">
                <text:p>0.7071076</text:p>
              </table:table-cell>
              <table:table-cell office:value-type="float" office:value="0.707107683880293">
                <text:p>0.707107683880293</text:p>
              </table:table-cell>
              <table:table-cell office:value-type="float" office:value="0.707107601652781">
                <text:p>0.707107601652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508493">
                <text:p>0.8508493</text:p>
              </table:table-cell>
              <table:table-cell office:value-type="float" office:value="0.75184065">
                <text:p>0.75184065</text:p>
              </table:table-cell>
              <table:table-cell office:value-type="float" office:value="0.751840657805505">
                <text:p>0.751840657805505</text:p>
              </table:table-cell>
              <table:table-cell office:value-type="float" office:value="0.751840608626778">
                <text:p>0.751840608626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62991">
                <text:p>0.9162991</text:p>
              </table:table-cell>
              <table:table-cell office:value-type="float" office:value="0.79335415">
                <text:p>0.79335415</text:p>
              </table:table-cell>
              <table:table-cell office:value-type="float" office:value="0.793354096800263">
                <text:p>0.793354096800263</text:p>
              </table:table-cell>
              <table:table-cell office:value-type="float" office:value="0.793354051114187">
                <text:p>0.793354051114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174894">
                <text:p>0.98174894</text:p>
              </table:table-cell>
              <table:table-cell office:value-type="float" office:value="0.8314703">
                <text:p>0.8314703</text:p>
              </table:table-cell>
              <table:table-cell office:value-type="float" office:value="0.831470298849598">
                <text:p>0.831470298849598</text:p>
              </table:table-cell>
              <table:table-cell office:value-type="float" office:value="0.831470326022629">
                <text:p>0.8314703260226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471988">
                <text:p>1.0471988</text:p>
              </table:table-cell>
              <table:table-cell office:value-type="float" office:value="0.86602604">
                <text:p>0.86602604</text:p>
              </table:table-cell>
              <table:table-cell office:value-type="float" office:value="0.866026028185464">
                <text:p>0.866026028185464</text:p>
              </table:table-cell>
              <table:table-cell office:value-type="float" office:value="0.866026025333035">
                <text:p>0.8660260253330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126486">
                <text:p>1.1126486</text:p>
              </table:table-cell>
              <table:table-cell office:value-type="float" office:value="0.8968733">
                <text:p>0.8968733</text:p>
              </table:table-cell>
              <table:table-cell office:value-type="float" office:value="0.896873273098302">
                <text:p>0.896873273098302</text:p>
              </table:table-cell>
              <table:table-cell office:value-type="float" office:value="0.896873220572633">
                <text:p>0.8968732205726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780984">
                <text:p>1.1780984</text:p>
              </table:table-cell>
              <table:table-cell office:value-type="float" office:value="0.9238799">
                <text:p>0.9238799</text:p>
              </table:table-cell>
              <table:table-cell office:value-type="float" office:value="0.923879974473231">
                <text:p>0.923879974473231</text:p>
              </table:table-cell>
              <table:table-cell office:value-type="float" office:value="0.923880253259869">
                <text:p>0.9238802532598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435483">
                <text:p>1.2435483</text:p>
              </table:table-cell>
              <table:table-cell office:value-type="float" office:value="0.9469305">
                <text:p>0.9469305</text:p>
              </table:table-cell>
              <table:table-cell office:value-type="float" office:value="0.946930517778516">
                <text:p>0.946930517778516</text:p>
              </table:table-cell>
              <table:table-cell office:value-type="float" office:value="0.946930450431413">
                <text:p>0.946930450431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089981">
                <text:p>1.3089981</text:p>
              </table:table-cell>
              <table:table-cell office:value-type="float" office:value="0.9659262">
                <text:p>0.9659262</text:p>
              </table:table-cell>
              <table:table-cell office:value-type="float" office:value="0.965926126778429">
                <text:p>0.965926126778429</text:p>
              </table:table-cell>
              <table:table-cell office:value-type="float" office:value="0.965926159204762">
                <text:p>0.965926159204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74448">
                <text:p>1.374448</text:p>
              </table:table-cell>
              <table:table-cell office:value-type="float" office:value="0.98078555">
                <text:p>0.98078555</text:p>
              </table:table-cell>
              <table:table-cell office:value-type="float" office:value="0.980785517252784">
                <text:p>0.980785517252784</text:p>
              </table:table-cell>
              <table:table-cell office:value-type="float" office:value="0.980785486192953">
                <text:p>0.980785486192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398978">
                <text:p>1.4398978</text:p>
              </table:table-cell>
              <table:table-cell office:value-type="float" office:value="0.991445">
                <text:p>0.991445</text:p>
              </table:table-cell>
              <table:table-cell office:value-type="float" office:value="0.991445013710865">
                <text:p>0.991445013710865</text:p>
              </table:table-cell>
              <table:table-cell office:value-type="float" office:value="0.991444849982941">
                <text:p>0.991444849982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053476">
                <text:p>1.5053476</text:p>
              </table:table-cell>
              <table:table-cell office:value-type="float" office:value="0.9978589">
                <text:p>0.9978589</text:p>
              </table:table-cell>
              <table:table-cell office:value-type="float" office:value="0.997858996499613">
                <text:p>0.997858996499613</text:p>
              </table:table-cell>
              <table:table-cell office:value-type="float" office:value="0.997859145811628">
                <text:p>0.9978591458116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707974">
                <text:p>1.5707974</text:p>
              </table:table-cell>
              <table:table-cell office:value-type="float" office:value="1">
                <text:p>1</text:p>
              </table:table-cell>
              <table:table-cell office:value-type="float" office:value="0.999999999999424">
                <text:p>0.999999999999424</text:p>
              </table:table-cell>
              <table:table-cell office:value-type="float" office:value="0.99999993412959">
                <text:p>0.99999993412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362473">
                <text:p>1.6362473</text:p>
              </table:table-cell>
              <table:table-cell office:value-type="float" office:value="0.99786085">
                <text:p>0.99786085</text:p>
              </table:table-cell>
              <table:table-cell office:value-type="float" office:value="0.997858849577349">
                <text:p>0.997858849577349</text:p>
              </table:table-cell>
              <table:table-cell office:value-type="float" office:value="0.997860957247898">
                <text:p>0.997860957247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016971">
                <text:p>1.7016971</text:p>
              </table:table-cell>
              <table:table-cell office:value-type="float" office:value="0.9914487">
                <text:p>0.9914487</text:p>
              </table:table-cell>
              <table:table-cell office:value-type="float" office:value="0.991444720495592">
                <text:p>0.991444720495592</text:p>
              </table:table-cell>
              <table:table-cell office:value-type="float" office:value="0.991448802207528">
                <text:p>0.9914488022075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67147">
                <text:p>1.767147</text:p>
              </table:table-cell>
              <table:table-cell office:value-type="float" office:value="0.98079103">
                <text:p>0.98079103</text:p>
              </table:table-cell>
              <table:table-cell office:value-type="float" office:value="0.980785059490955">
                <text:p>0.980785059490955</text:p>
              </table:table-cell>
              <table:table-cell office:value-type="float" office:value="0.980790969904567">
                <text:p>0.9807909699045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325968">
                <text:p>1.8325968</text:p>
              </table:table-cell>
              <table:table-cell office:value-type="float" office:value="0.96593344">
                <text:p>0.96593344</text:p>
              </table:table-cell>
              <table:table-cell office:value-type="float" office:value="0.965925545364767">
                <text:p>0.965925545364767</text:p>
              </table:table-cell>
              <table:table-cell office:value-type="float" office:value="0.96593361902867">
                <text:p>0.965933619028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980466">
                <text:p>1.8980466</text:p>
              </table:table-cell>
              <table:table-cell office:value-type="float" office:value="0.9469396">
                <text:p>0.9469396</text:p>
              </table:table-cell>
              <table:table-cell office:value-type="float" office:value="0.9469297956938">
                <text:p>0.9469297956938</text:p>
              </table:table-cell>
              <table:table-cell office:value-type="float" office:value="0.946939672288783">
                <text:p>0.9469396722887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634964">
                <text:p>1.9634964</text:p>
              </table:table-cell>
              <table:table-cell office:value-type="float" office:value="0.9238908">
                <text:p>0.9238908</text:p>
              </table:table-cell>
              <table:table-cell office:value-type="float" office:value="0.923879153077768">
                <text:p>0.923879153077768</text:p>
              </table:table-cell>
              <table:table-cell office:value-type="float" office:value="0.923891121877483">
                <text:p>0.923891121877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289464">
                <text:p>2.0289464</text:p>
              </table:table-cell>
              <table:table-cell office:value-type="float" office:value="0.8968858">
                <text:p>0.8968858</text:p>
              </table:table-cell>
              <table:table-cell office:value-type="float" office:value="0.896872235307665">
                <text:p>0.896872235307665</text:p>
              </table:table-cell>
              <table:table-cell office:value-type="float" office:value="0.896885735950492">
                <text:p>0.8968857359504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943964">
                <text:p>2.0943964</text:p>
              </table:table-cell>
              <table:table-cell office:value-type="float" office:value="0.86604005">
                <text:p>0.86604005</text:p>
              </table:table-cell>
              <table:table-cell office:value-type="float" office:value="0.866024754980307">
                <text:p>0.866024754980307</text:p>
              </table:table-cell>
              <table:table-cell office:value-type="float" office:value="0.866040105133126">
                <text:p>0.866040105133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598463">
                <text:p>2.1598463</text:p>
              </table:table-cell>
              <table:table-cell office:value-type="float" office:value="0.83148587">
                <text:p>0.83148587</text:p>
              </table:table-cell>
              <table:table-cell office:value-type="float" office:value="0.831468861916953">
                <text:p>0.831468861916953</text:p>
              </table:table-cell>
              <table:table-cell office:value-type="float" office:value="0.831485805568928">
                <text:p>0.8314858055689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252963">
                <text:p>2.2252963</text:p>
              </table:table-cell>
              <table:table-cell office:value-type="float" office:value="0.7933711">
                <text:p>0.7933711</text:p>
              </table:table-cell>
              <table:table-cell office:value-type="float" office:value="0.793352424891376">
                <text:p>0.793352424891376</text:p>
              </table:table-cell>
              <table:table-cell office:value-type="float" office:value="0.793371078615115">
                <text:p>0.793371078615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907462">
                <text:p>2.2907462</text:p>
              </table:table-cell>
              <table:table-cell office:value-type="float" office:value="0.75185895">
                <text:p>0.75185895</text:p>
              </table:table-cell>
              <table:table-cell office:value-type="float" office:value="0.751838781036562">
                <text:p>0.751838781036562</text:p>
              </table:table-cell>
              <table:table-cell office:value-type="float" office:value="0.751858970003505">
                <text:p>0.7518589700035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561962">
                <text:p>2.3561962</text:p>
              </table:table-cell>
              <table:table-cell office:value-type="float" office:value="0.7071273">
                <text:p>0.7071273</text:p>
              </table:table-cell>
              <table:table-cell office:value-type="float" office:value="0.707105572168927">
                <text:p>0.707105572168927</text:p>
              </table:table-cell>
              <table:table-cell office:value-type="float" office:value="0.707127181632089">
                <text:p>0.7071271816320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21646">
                <text:p>2.421646</text:p>
              </table:table-cell>
              <table:table-cell office:value-type="float" office:value="0.65939045">
                <text:p>0.65939045</text:p>
              </table:table-cell>
              <table:table-cell office:value-type="float" office:value="0.659344564896418">
                <text:p>0.659344564896418</text:p>
              </table:table-cell>
              <table:table-cell office:value-type="float" office:value="0.659367412860941">
                <text:p>0.659367412860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87096">
                <text:p>2.487096</text:p>
              </table:table-cell>
              <table:table-cell office:value-type="float" office:value="0.60880846">
                <text:p>0.60880846</text:p>
              </table:table-cell>
              <table:table-cell office:value-type="float" office:value="0.608759988350976">
                <text:p>0.608759988350976</text:p>
              </table:table-cell>
              <table:table-cell office:value-type="float" office:value="0.608784174844835">
                <text:p>0.6087841748448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52546">
                <text:p>2.552546</text:p>
              </table:table-cell>
              <table:table-cell office:value-type="float" office:value="0.55561936">
                <text:p>0.55561936</text:p>
              </table:table-cell>
              <table:table-cell office:value-type="float" office:value="0.555568595889537">
                <text:p>0.555568595889537</text:p>
              </table:table-cell>
              <table:table-cell office:value-type="float" office:value="0.555594016555935">
                <text:p>0.5555940165559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17996">
                <text:p>2.617996</text:p>
              </table:table-cell>
              <table:table-cell office:value-type="float" office:value="0.500051">
                <text:p>0.500051</text:p>
              </table:table-cell>
              <table:table-cell office:value-type="float" office:value="0.499998162285602">
                <text:p>0.499998162285602</text:p>
              </table:table-cell>
              <table:table-cell office:value-type="float" office:value="0.500024701403669">
                <text:p>0.5000247014036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83446">
                <text:p>2.683446</text:p>
              </table:table-cell>
              <table:table-cell office:value-type="float" office:value="0.44234166">
                <text:p>0.44234166</text:p>
              </table:table-cell>
              <table:table-cell office:value-type="float" office:value="0.442286649779707">
                <text:p>0.442286649779707</text:p>
              </table:table-cell>
              <table:table-cell office:value-type="float" office:value="0.442314285048995">
                <text:p>0.442314285048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48896">
                <text:p>2.748896</text:p>
              </table:table-cell>
              <table:table-cell office:value-type="float" office:value="0.38273764">
                <text:p>0.38273764</text:p>
              </table:table-cell>
              <table:table-cell office:value-type="float" office:value="0.382681189083817">
                <text:p>0.382681189083817</text:p>
              </table:table-cell>
              <table:table-cell office:value-type="float" office:value="0.382709534514563">
                <text:p>0.3827095345145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143458">
                <text:p>2.8143458</text:p>
              </table:table-cell>
              <table:table-cell office:value-type="float" office:value="0.32149515">
                <text:p>0.32149515</text:p>
              </table:table-cell>
              <table:table-cell office:value-type="float" office:value="0.321437210510914">
                <text:p>0.321437210510914</text:p>
              </table:table-cell>
              <table:table-cell office:value-type="float" office:value="0.321466372809986">
                <text:p>0.3214663728099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797958">
                <text:p>2.8797958</text:p>
              </table:table-cell>
              <table:table-cell office:value-type="float" office:value="0.25887552">
                <text:p>0.25887552</text:p>
              </table:table-cell>
              <table:table-cell office:value-type="float" office:value="0.258816597243423">
                <text:p>0.258816597243423</text:p>
              </table:table-cell>
              <table:table-cell office:value-type="float" office:value="0.258846091383271">
                <text:p>0.258846091383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452457">
                <text:p>2.9452457</text:p>
              </table:table-cell>
              <table:table-cell office:value-type="float" office:value="0.1951478">
                <text:p>0.1951478</text:p>
              </table:table-cell>
              <table:table-cell office:value-type="float" office:value="0.195087784469374">
                <text:p>0.195087784469374</text:p>
              </table:table-cell>
              <table:table-cell office:value-type="float" office:value="0.195117935534408">
                <text:p>0.195117935534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106957">
                <text:p>3.0106957</text:p>
              </table:table-cell>
              <table:table-cell office:value-type="float" office:value="0.13058397">
                <text:p>0.13058397</text:p>
              </table:table-cell>
              <table:table-cell office:value-type="float" office:value="0.13052347535351">
                <text:p>0.13052347535351</text:p>
              </table:table-cell>
              <table:table-cell office:value-type="float" office:value="0.130553760678376">
                <text:p>0.130553760678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761456">
                <text:p>3.0761456</text:p>
              </table:table-cell>
              <table:table-cell office:value-type="float" office:value="0.065461405">
                <text:p>0.065461405</text:p>
              </table:table-cell>
              <table:table-cell office:value-type="float" office:value="0.0654003418506921">
                <text:p>0.0654003418506921</text:p>
              </table:table-cell>
              <table:table-cell office:value-type="float" office:value="0.0654309948668178">
                <text:p>0.0654309948668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